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62.35mm"/>
    </style:style>
    <style:style style:name="co3" style:family="table-column">
      <style:table-column-properties fo:break-before="auto" style:column-width="60.18mm"/>
    </style:style>
    <style:style style:name="co4" style:family="table-column">
      <style:table-column-properties fo:break-before="auto" style:column-width="18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11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/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map style:condition="cell-content()=&quot;BALLAST&quot;" style:apply-style-name="Untitled1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6"/>
        <table:table-row table:style-name="ro1">
          <table:table-cell office:value-type="float" office:value="1595968976.94001" calcext:value-type="float">
            <text:p>1595968976.940010</text:p>
          </table:table-cell>
          <table:table-cell table:style-name="ce2" office:value-type="string" calcext:value-type="string">
            <text:p>2020-07-29 02:12:56.939</text:p>
          </table:table-cell>
          <table:table-cell office:value-type="string" calcext:value-type="string">
            <text:p><text:s/>USB0 opened and waiting for data</text:p>
          </table:table-cell>
          <table:table-cell/>
          <table:table-cell table:formula="of:=IF([.C1]=&quot; Received on USB1: &quot;;&quot;MB&quot;;IF([.C1]=&quot; Received on USB0: &quot;;&quot;BALLAST&quot;;&quot;&quot;))">
            <text:p/>
          </table:table-cell>
        </table:table-row>
        <table:table-row table:style-name="ro1">
          <table:table-cell office:value-type="float" office:value="1595968980.98913" calcext:value-type="float">
            <text:p>1595968980.989130</text:p>
          </table:table-cell>
          <table:table-cell table:style-name="ce2" office:value-type="string" calcext:value-type="string">
            <text:p>2020-07-29 02:13:00.989</text:p>
          </table:table-cell>
          <table:table-cell office:value-type="string" calcext:value-type="string">
            <text:p><text:s/>USB1 opened and waiting for data</text:p>
          </table:table-cell>
          <table:table-cell/>
          <table:table-cell table:formula="of:=IF([.C2]=&quot; Received on USB1: &quot;;&quot;MB&quot;;IF([.C2]=&quot; Received on USB0: &quot;;&quot;BALLAST&quot;;&quot;&quot;))">
            <text:p/>
          </table:table-cell>
        </table:table-row>
        <table:table-row table:style-name="ro1">
          <table:table-cell office:value-type="float" office:value="1595968996.3458" calcext:value-type="float">
            <text:p>1595968996.345800</text:p>
          </table:table-cell>
          <table:table-cell table:style-name="ce2" office:value-type="string" calcext:value-type="string">
            <text:p>2020-07-29 02:13:16.34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00</text:p>
          </table:table-cell>
          <table:table-cell table:formula="of:=IF([.C3]=&quot; Received on USB1: &quot;;&quot;MB&quot;;IF([.C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48127" calcext:value-type="float">
            <text:p>1595969010.481270</text:p>
          </table:table-cell>
          <table:table-cell table:style-name="ce2" office:value-type="string" calcext:value-type="string">
            <text:p>2020-07-29 02:13:30.48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7f</text:p>
          </table:table-cell>
          <table:table-cell table:formula="of:=IF([.C4]=&quot; Received on USB1: &quot;;&quot;MB&quot;;IF([.C4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49827" calcext:value-type="float">
            <text:p>1595969010.498270</text:p>
          </table:table-cell>
          <table:table-cell table:style-name="ce2" office:value-type="string" calcext:value-type="string">
            <text:p>2020-07-29 02:13:30.49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f2</text:p>
          </table:table-cell>
          <table:table-cell table:formula="of:=IF([.C5]=&quot; Received on USB1: &quot;;&quot;MB&quot;;IF([.C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50057" calcext:value-type="float">
            <text:p>1595969010.500570</text:p>
          </table:table-cell>
          <table:table-cell table:style-name="ce2" office:value-type="string" calcext:value-type="string">
            <text:p>2020-07-29 02:13:30.50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01</text:p>
          </table:table-cell>
          <table:table-cell table:formula="of:=IF([.C6]=&quot; Received on USB1: &quot;;&quot;MB&quot;;IF([.C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0.52707" calcext:value-type="float">
            <text:p>1595969010.527070</text:p>
          </table:table-cell>
          <table:table-cell table:style-name="ce2" office:value-type="string" calcext:value-type="string">
            <text:p>2020-07-29 02:13:30.52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f1</text:p>
          </table:table-cell>
          <table:table-cell table:formula="of:=IF([.C7]=&quot; Received on USB1: &quot;;&quot;MB&quot;;IF([.C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52927" calcext:value-type="float">
            <text:p>1595969010.529270</text:p>
          </table:table-cell>
          <table:table-cell table:style-name="ce2" office:value-type="string" calcext:value-type="string">
            <text:p>2020-07-29 02:13:30.52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43</text:p>
          </table:table-cell>
          <table:table-cell table:formula="of:=IF([.C8]=&quot; Received on USB1: &quot;;&quot;MB&quot;;IF([.C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0.55605" calcext:value-type="float">
            <text:p>1595969010.556050</text:p>
          </table:table-cell>
          <table:table-cell table:style-name="ce2" office:value-type="string" calcext:value-type="string">
            <text:p>2020-07-29 02:13:30.55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f4</text:p>
          </table:table-cell>
          <table:table-cell table:formula="of:=IF([.C9]=&quot; Received on USB1: &quot;;&quot;MB&quot;;IF([.C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55828" calcext:value-type="float">
            <text:p>1595969010.558280</text:p>
          </table:table-cell>
          <table:table-cell table:style-name="ce2" office:value-type="string" calcext:value-type="string">
            <text:p>2020-07-29 02:13:30.55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e0</text:p>
          </table:table-cell>
          <table:table-cell table:formula="of:=IF([.C10]=&quot; Received on USB1: &quot;;&quot;MB&quot;;IF([.C1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0.58522" calcext:value-type="float">
            <text:p>1595969010.585220</text:p>
          </table:table-cell>
          <table:table-cell table:style-name="ce2" office:value-type="string" calcext:value-type="string">
            <text:p>2020-07-29 02:13:30.58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27</text:p>
          </table:table-cell>
          <table:table-cell table:formula="of:=IF([.C11]=&quot; Received on USB1: &quot;;&quot;MB&quot;;IF([.C1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58744" calcext:value-type="float">
            <text:p>1595969010.587440</text:p>
          </table:table-cell>
          <table:table-cell table:style-name="ce2" office:value-type="string" calcext:value-type="string">
            <text:p>2020-07-29 02:13:30.58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27</text:p>
          </table:table-cell>
          <table:table-cell table:formula="of:=IF([.C12]=&quot; Received on USB1: &quot;;&quot;MB&quot;;IF([.C1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0.61644" calcext:value-type="float">
            <text:p>1595969010.616440</text:p>
          </table:table-cell>
          <table:table-cell table:style-name="ce2" office:value-type="string" calcext:value-type="string">
            <text:p>2020-07-29 02:13:30.61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f5</text:p>
          </table:table-cell>
          <table:table-cell table:formula="of:=IF([.C13]=&quot; Received on USB1: &quot;;&quot;MB&quot;;IF([.C1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61868" calcext:value-type="float">
            <text:p>1595969010.618680</text:p>
          </table:table-cell>
          <table:table-cell table:style-name="ce2" office:value-type="string" calcext:value-type="string">
            <text:p>2020-07-29 02:13:30.61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07</text:p>
          </table:table-cell>
          <table:table-cell table:formula="of:=IF([.C14]=&quot; Received on USB1: &quot;;&quot;MB&quot;;IF([.C1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0.66032" calcext:value-type="float">
            <text:p>1595969010.660320</text:p>
          </table:table-cell>
          <table:table-cell table:style-name="ce2" office:value-type="string" calcext:value-type="string">
            <text:p>2020-07-29 02:13:30.66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15]=&quot; Received on USB1: &quot;;&quot;MB&quot;;IF([.C1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0.66265" calcext:value-type="float">
            <text:p>1595969010.662650</text:p>
          </table:table-cell>
          <table:table-cell table:style-name="ce2" office:value-type="string" calcext:value-type="string">
            <text:p>2020-07-29 02:13:30.66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04</text:p>
          </table:table-cell>
          <table:table-cell table:formula="of:=IF([.C16]=&quot; Received on USB1: &quot;;&quot;MB&quot;;IF([.C1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5.9" calcext:value-type="float">
            <text:p>1595969015.900000</text:p>
          </table:table-cell>
          <table:table-cell table:style-name="ce2" office:value-type="string" calcext:value-type="string">
            <text:p>2020-07-29 02:13:35.89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7]=&quot; Received on USB1: &quot;;&quot;MB&quot;;IF([.C1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5.90224" calcext:value-type="float">
            <text:p>1595969015.902240</text:p>
          </table:table-cell>
          <table:table-cell table:style-name="ce2" office:value-type="string" calcext:value-type="string">
            <text:p>2020-07-29 02:13:35.90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18]=&quot; Received on USB1: &quot;;&quot;MB&quot;;IF([.C1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7.03116" calcext:value-type="float">
            <text:p>1595969017.031160</text:p>
          </table:table-cell>
          <table:table-cell table:style-name="ce2" office:value-type="string" calcext:value-type="string">
            <text:p>2020-07-29 02:13:37.03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9]=&quot; Received on USB1: &quot;;&quot;MB&quot;;IF([.C1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7.03336" calcext:value-type="float">
            <text:p>1595969017.033360</text:p>
          </table:table-cell>
          <table:table-cell table:style-name="ce2" office:value-type="string" calcext:value-type="string">
            <text:p>2020-07-29 02:13:37.03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20]=&quot; Received on USB1: &quot;;&quot;MB&quot;;IF([.C2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8.06216" calcext:value-type="float">
            <text:p>1595969018.062160</text:p>
          </table:table-cell>
          <table:table-cell table:style-name="ce2" office:value-type="string" calcext:value-type="string">
            <text:p>2020-07-29 02:13:38.06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1]=&quot; Received on USB1: &quot;;&quot;MB&quot;;IF([.C2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8.06433" calcext:value-type="float">
            <text:p>1595969018.064330</text:p>
          </table:table-cell>
          <table:table-cell table:style-name="ce2" office:value-type="string" calcext:value-type="string">
            <text:p>2020-07-29 02:13:38.06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22]=&quot; Received on USB1: &quot;;&quot;MB&quot;;IF([.C2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19.09556" calcext:value-type="float">
            <text:p>1595969019.095560</text:p>
          </table:table-cell>
          <table:table-cell table:style-name="ce2" office:value-type="string" calcext:value-type="string">
            <text:p>2020-07-29 02:13:39.09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3]=&quot; Received on USB1: &quot;;&quot;MB&quot;;IF([.C2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19.09782" calcext:value-type="float">
            <text:p>1595969019.097820</text:p>
          </table:table-cell>
          <table:table-cell table:style-name="ce2" office:value-type="string" calcext:value-type="string">
            <text:p>2020-07-29 02:13:39.09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24]=&quot; Received on USB1: &quot;;&quot;MB&quot;;IF([.C2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0.12703" calcext:value-type="float">
            <text:p>1595969020.127030</text:p>
          </table:table-cell>
          <table:table-cell table:style-name="ce2" office:value-type="string" calcext:value-type="string">
            <text:p>2020-07-29 02:13:40.12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5]=&quot; Received on USB1: &quot;;&quot;MB&quot;;IF([.C2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0.12924" calcext:value-type="float">
            <text:p>1595969020.129240</text:p>
          </table:table-cell>
          <table:table-cell table:style-name="ce2" office:value-type="string" calcext:value-type="string">
            <text:p>2020-07-29 02:13:40.12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26]=&quot; Received on USB1: &quot;;&quot;MB&quot;;IF([.C2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1.16023" calcext:value-type="float">
            <text:p>1595969021.160230</text:p>
          </table:table-cell>
          <table:table-cell table:style-name="ce2" office:value-type="string" calcext:value-type="string">
            <text:p>2020-07-29 02:13:41.15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7]=&quot; Received on USB1: &quot;;&quot;MB&quot;;IF([.C2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1.16248" calcext:value-type="float">
            <text:p>1595969021.162480</text:p>
          </table:table-cell>
          <table:table-cell table:style-name="ce2" office:value-type="string" calcext:value-type="string">
            <text:p>2020-07-29 02:13:41.16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28]=&quot; Received on USB1: &quot;;&quot;MB&quot;;IF([.C2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2.19125" calcext:value-type="float">
            <text:p>1595969022.191250</text:p>
          </table:table-cell>
          <table:table-cell table:style-name="ce2" office:value-type="string" calcext:value-type="string">
            <text:p>2020-07-29 02:13:42.19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9]=&quot; Received on USB1: &quot;;&quot;MB&quot;;IF([.C2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2.1936" calcext:value-type="float">
            <text:p>1595969022.193600</text:p>
          </table:table-cell>
          <table:table-cell table:style-name="ce2" office:value-type="string" calcext:value-type="string">
            <text:p>2020-07-29 02:13:42.19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4</text:p>
          </table:table-cell>
          <table:table-cell table:formula="of:=IF([.C30]=&quot; Received on USB1: &quot;;&quot;MB&quot;;IF([.C3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3.22458" calcext:value-type="float">
            <text:p>1595969023.224580</text:p>
          </table:table-cell>
          <table:table-cell table:style-name="ce2" office:value-type="string" calcext:value-type="string">
            <text:p>2020-07-29 02:13:43.22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1]=&quot; Received on USB1: &quot;;&quot;MB&quot;;IF([.C3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3.22695" calcext:value-type="float">
            <text:p>1595969023.226950</text:p>
          </table:table-cell>
          <table:table-cell table:style-name="ce2" office:value-type="string" calcext:value-type="string">
            <text:p>2020-07-29 02:13:43.22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32]=&quot; Received on USB1: &quot;;&quot;MB&quot;;IF([.C3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4.25582" calcext:value-type="float">
            <text:p>1595969024.255820</text:p>
          </table:table-cell>
          <table:table-cell table:style-name="ce2" office:value-type="string" calcext:value-type="string">
            <text:p>2020-07-29 02:13:44.25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3]=&quot; Received on USB1: &quot;;&quot;MB&quot;;IF([.C3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4.25811" calcext:value-type="float">
            <text:p>1595969024.258110</text:p>
          </table:table-cell>
          <table:table-cell table:style-name="ce2" office:value-type="string" calcext:value-type="string">
            <text:p>2020-07-29 02:13:44.25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34]=&quot; Received on USB1: &quot;;&quot;MB&quot;;IF([.C3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5.29097" calcext:value-type="float">
            <text:p>1595969025.290970</text:p>
          </table:table-cell>
          <table:table-cell table:style-name="ce2" office:value-type="string" calcext:value-type="string">
            <text:p>2020-07-29 02:13:45.29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5]=&quot; Received on USB1: &quot;;&quot;MB&quot;;IF([.C3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5.29328" calcext:value-type="float">
            <text:p>1595969025.293280</text:p>
          </table:table-cell>
          <table:table-cell table:style-name="ce2" office:value-type="string" calcext:value-type="string">
            <text:p>2020-07-29 02:13:45.29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36]=&quot; Received on USB1: &quot;;&quot;MB&quot;;IF([.C3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6.32226" calcext:value-type="float">
            <text:p>1595969026.322260</text:p>
          </table:table-cell>
          <table:table-cell table:style-name="ce2" office:value-type="string" calcext:value-type="string">
            <text:p>2020-07-29 02:13:46.32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7]=&quot; Received on USB1: &quot;;&quot;MB&quot;;IF([.C3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6.32448" calcext:value-type="float">
            <text:p>1595969026.324480</text:p>
          </table:table-cell>
          <table:table-cell table:style-name="ce2" office:value-type="string" calcext:value-type="string">
            <text:p>2020-07-29 02:13:46.32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38]=&quot; Received on USB1: &quot;;&quot;MB&quot;;IF([.C3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7.35797" calcext:value-type="float">
            <text:p>1595969027.357970</text:p>
          </table:table-cell>
          <table:table-cell table:style-name="ce2" office:value-type="string" calcext:value-type="string">
            <text:p>2020-07-29 02:13:47.35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9]=&quot; Received on USB1: &quot;;&quot;MB&quot;;IF([.C3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7.36034" calcext:value-type="float">
            <text:p>1595969027.360340</text:p>
          </table:table-cell>
          <table:table-cell table:style-name="ce2" office:value-type="string" calcext:value-type="string">
            <text:p>2020-07-29 02:13:47.36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40]=&quot; Received on USB1: &quot;;&quot;MB&quot;;IF([.C4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8.39081" calcext:value-type="float">
            <text:p>1595969028.390810</text:p>
          </table:table-cell>
          <table:table-cell table:style-name="ce2" office:value-type="string" calcext:value-type="string">
            <text:p>2020-07-29 02:13:48.39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1]=&quot; Received on USB1: &quot;;&quot;MB&quot;;IF([.C4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8.39329" calcext:value-type="float">
            <text:p>1595969028.393290</text:p>
          </table:table-cell>
          <table:table-cell table:style-name="ce2" office:value-type="string" calcext:value-type="string">
            <text:p>2020-07-29 02:13:48.39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42]=&quot; Received on USB1: &quot;;&quot;MB&quot;;IF([.C4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29.42229" calcext:value-type="float">
            <text:p>1595969029.422290</text:p>
          </table:table-cell>
          <table:table-cell table:style-name="ce2" office:value-type="string" calcext:value-type="string">
            <text:p>2020-07-29 02:13:49.42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3]=&quot; Received on USB1: &quot;;&quot;MB&quot;;IF([.C4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29.42439" calcext:value-type="float">
            <text:p>1595969029.424390</text:p>
          </table:table-cell>
          <table:table-cell table:style-name="ce2" office:value-type="string" calcext:value-type="string">
            <text:p>2020-07-29 02:13:49.42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44]=&quot; Received on USB1: &quot;;&quot;MB&quot;;IF([.C4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0.45337" calcext:value-type="float">
            <text:p>1595969030.453370</text:p>
          </table:table-cell>
          <table:table-cell table:style-name="ce2" office:value-type="string" calcext:value-type="string">
            <text:p>2020-07-29 02:13:50.45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5]=&quot; Received on USB1: &quot;;&quot;MB&quot;;IF([.C4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0.45545" calcext:value-type="float">
            <text:p>1595969030.455450</text:p>
          </table:table-cell>
          <table:table-cell table:style-name="ce2" office:value-type="string" calcext:value-type="string">
            <text:p>2020-07-29 02:13:50.45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46]=&quot; Received on USB1: &quot;;&quot;MB&quot;;IF([.C4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1.48455" calcext:value-type="float">
            <text:p>1595969031.484550</text:p>
          </table:table-cell>
          <table:table-cell table:style-name="ce2" office:value-type="string" calcext:value-type="string">
            <text:p>2020-07-29 02:13:51.48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7]=&quot; Received on USB1: &quot;;&quot;MB&quot;;IF([.C4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1.48671" calcext:value-type="float">
            <text:p>1595969031.486710</text:p>
          </table:table-cell>
          <table:table-cell table:style-name="ce2" office:value-type="string" calcext:value-type="string">
            <text:p>2020-07-29 02:13:51.48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48]=&quot; Received on USB1: &quot;;&quot;MB&quot;;IF([.C4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2.51585" calcext:value-type="float">
            <text:p>1595969032.515850</text:p>
          </table:table-cell>
          <table:table-cell table:style-name="ce2" office:value-type="string" calcext:value-type="string">
            <text:p>2020-07-29 02:13:52.51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9]=&quot; Received on USB1: &quot;;&quot;MB&quot;;IF([.C4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2.51841" calcext:value-type="float">
            <text:p>1595969032.518410</text:p>
          </table:table-cell>
          <table:table-cell table:style-name="ce2" office:value-type="string" calcext:value-type="string">
            <text:p>2020-07-29 02:13:52.51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50]=&quot; Received on USB1: &quot;;&quot;MB&quot;;IF([.C5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3.45339" calcext:value-type="float">
            <text:p>1595969033.453390</text:p>
          </table:table-cell>
          <table:table-cell table:style-name="ce2" office:value-type="string" calcext:value-type="string">
            <text:p>2020-07-29 02:13:53.45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11</text:p>
          </table:table-cell>
          <table:table-cell table:formula="of:=IF([.C51]=&quot; Received on USB1: &quot;;&quot;MB&quot;;IF([.C5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3.45574" calcext:value-type="float">
            <text:p>1595969033.455740</text:p>
          </table:table-cell>
          <table:table-cell table:style-name="ce2" office:value-type="string" calcext:value-type="string">
            <text:p>2020-07-29 02:13:53.455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11</text:p>
          </table:table-cell>
          <table:table-cell table:formula="of:=IF([.C52]=&quot; Received on USB1: &quot;;&quot;MB&quot;;IF([.C5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3.54699" calcext:value-type="float">
            <text:p>1595969033.546990</text:p>
          </table:table-cell>
          <table:table-cell table:style-name="ce2" office:value-type="string" calcext:value-type="string">
            <text:p>2020-07-29 02:13:53.54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53]=&quot; Received on USB1: &quot;;&quot;MB&quot;;IF([.C5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3.54934" calcext:value-type="float">
            <text:p>1595969033.549340</text:p>
          </table:table-cell>
          <table:table-cell table:style-name="ce2" office:value-type="string" calcext:value-type="string">
            <text:p>2020-07-29 02:13:53.54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54]=&quot; Received on USB1: &quot;;&quot;MB&quot;;IF([.C5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4.58452" calcext:value-type="float">
            <text:p>1595969034.584520</text:p>
          </table:table-cell>
          <table:table-cell table:style-name="ce2" office:value-type="string" calcext:value-type="string">
            <text:p>2020-07-29 02:13:54.58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55]=&quot; Received on USB1: &quot;;&quot;MB&quot;;IF([.C5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4.58693" calcext:value-type="float">
            <text:p>1595969034.586930</text:p>
          </table:table-cell>
          <table:table-cell table:style-name="ce2" office:value-type="string" calcext:value-type="string">
            <text:p>2020-07-29 02:13:54.58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56]=&quot; Received on USB1: &quot;;&quot;MB&quot;;IF([.C5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5.6158" calcext:value-type="float">
            <text:p>1595969035.615800</text:p>
          </table:table-cell>
          <table:table-cell table:style-name="ce2" office:value-type="string" calcext:value-type="string">
            <text:p>2020-07-29 02:13:55.61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57]=&quot; Received on USB1: &quot;;&quot;MB&quot;;IF([.C5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5.61807" calcext:value-type="float">
            <text:p>1595969035.618070</text:p>
          </table:table-cell>
          <table:table-cell table:style-name="ce2" office:value-type="string" calcext:value-type="string">
            <text:p>2020-07-29 02:13:55.61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58]=&quot; Received on USB1: &quot;;&quot;MB&quot;;IF([.C5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6.64918" calcext:value-type="float">
            <text:p>1595969036.649180</text:p>
          </table:table-cell>
          <table:table-cell table:style-name="ce2" office:value-type="string" calcext:value-type="string">
            <text:p>2020-07-29 02:13:56.64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59]=&quot; Received on USB1: &quot;;&quot;MB&quot;;IF([.C5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6.65151" calcext:value-type="float">
            <text:p>1595969036.651510</text:p>
          </table:table-cell>
          <table:table-cell table:style-name="ce2" office:value-type="string" calcext:value-type="string">
            <text:p>2020-07-29 02:13:56.65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60]=&quot; Received on USB1: &quot;;&quot;MB&quot;;IF([.C6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7.68023" calcext:value-type="float">
            <text:p>1595969037.680230</text:p>
          </table:table-cell>
          <table:table-cell table:style-name="ce2" office:value-type="string" calcext:value-type="string">
            <text:p>2020-07-29 02:13:57.68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61]=&quot; Received on USB1: &quot;;&quot;MB&quot;;IF([.C6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7.68237" calcext:value-type="float">
            <text:p>1595969037.682370</text:p>
          </table:table-cell>
          <table:table-cell table:style-name="ce2" office:value-type="string" calcext:value-type="string">
            <text:p>2020-07-29 02:13:57.68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62]=&quot; Received on USB1: &quot;;&quot;MB&quot;;IF([.C6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8.71146" calcext:value-type="float">
            <text:p>1595969038.711460</text:p>
          </table:table-cell>
          <table:table-cell table:style-name="ce2" office:value-type="string" calcext:value-type="string">
            <text:p>2020-07-29 02:13:58.71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63]=&quot; Received on USB1: &quot;;&quot;MB&quot;;IF([.C6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8.71363" calcext:value-type="float">
            <text:p>1595969038.713630</text:p>
          </table:table-cell>
          <table:table-cell table:style-name="ce2" office:value-type="string" calcext:value-type="string">
            <text:p>2020-07-29 02:13:58.71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64]=&quot; Received on USB1: &quot;;&quot;MB&quot;;IF([.C6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39.74244" calcext:value-type="float">
            <text:p>1595969039.742440</text:p>
          </table:table-cell>
          <table:table-cell table:style-name="ce2" office:value-type="string" calcext:value-type="string">
            <text:p>2020-07-29 02:13:59.742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65]=&quot; Received on USB1: &quot;;&quot;MB&quot;;IF([.C6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39.74486" calcext:value-type="float">
            <text:p>1595969039.744860</text:p>
          </table:table-cell>
          <table:table-cell table:style-name="ce2" office:value-type="string" calcext:value-type="string">
            <text:p>2020-07-29 02:13:59.74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66]=&quot; Received on USB1: &quot;;&quot;MB&quot;;IF([.C6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0.77572" calcext:value-type="float">
            <text:p>1595969040.775720</text:p>
          </table:table-cell>
          <table:table-cell table:style-name="ce2" office:value-type="string" calcext:value-type="string">
            <text:p>2020-07-29 02:14:00.77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67]=&quot; Received on USB1: &quot;;&quot;MB&quot;;IF([.C6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0.77829" calcext:value-type="float">
            <text:p>1595969040.778290</text:p>
          </table:table-cell>
          <table:table-cell table:style-name="ce2" office:value-type="string" calcext:value-type="string">
            <text:p>2020-07-29 02:14:00.77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68]=&quot; Received on USB1: &quot;;&quot;MB&quot;;IF([.C6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1.81111" calcext:value-type="float">
            <text:p>1595969041.811110</text:p>
          </table:table-cell>
          <table:table-cell table:style-name="ce2" office:value-type="string" calcext:value-type="string">
            <text:p>2020-07-29 02:14:01.81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69]=&quot; Received on USB1: &quot;;&quot;MB&quot;;IF([.C6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1.81335" calcext:value-type="float">
            <text:p>1595969041.813350</text:p>
          </table:table-cell>
          <table:table-cell table:style-name="ce2" office:value-type="string" calcext:value-type="string">
            <text:p>2020-07-29 02:14:01.81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70]=&quot; Received on USB1: &quot;;&quot;MB&quot;;IF([.C7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2.84252" calcext:value-type="float">
            <text:p>1595969042.842520</text:p>
          </table:table-cell>
          <table:table-cell table:style-name="ce2" office:value-type="string" calcext:value-type="string">
            <text:p>2020-07-29 02:14:02.842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71]=&quot; Received on USB1: &quot;;&quot;MB&quot;;IF([.C7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2.84499" calcext:value-type="float">
            <text:p>1595969042.844990</text:p>
          </table:table-cell>
          <table:table-cell table:style-name="ce2" office:value-type="string" calcext:value-type="string">
            <text:p>2020-07-29 02:14:02.84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72]=&quot; Received on USB1: &quot;;&quot;MB&quot;;IF([.C7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3.87576" calcext:value-type="float">
            <text:p>1595969043.875760</text:p>
          </table:table-cell>
          <table:table-cell table:style-name="ce2" office:value-type="string" calcext:value-type="string">
            <text:p>2020-07-29 02:14:03.87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73]=&quot; Received on USB1: &quot;;&quot;MB&quot;;IF([.C7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3.87833" calcext:value-type="float">
            <text:p>1595969043.878330</text:p>
          </table:table-cell>
          <table:table-cell table:style-name="ce2" office:value-type="string" calcext:value-type="string">
            <text:p>2020-07-29 02:14:03.87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74]=&quot; Received on USB1: &quot;;&quot;MB&quot;;IF([.C7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4.90696" calcext:value-type="float">
            <text:p>1595969044.906960</text:p>
          </table:table-cell>
          <table:table-cell table:style-name="ce2" office:value-type="string" calcext:value-type="string">
            <text:p>2020-07-29 02:14:04.90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75]=&quot; Received on USB1: &quot;;&quot;MB&quot;;IF([.C7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4.90927" calcext:value-type="float">
            <text:p>1595969044.909270</text:p>
          </table:table-cell>
          <table:table-cell table:style-name="ce2" office:value-type="string" calcext:value-type="string">
            <text:p>2020-07-29 02:14:04.90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76]=&quot; Received on USB1: &quot;;&quot;MB&quot;;IF([.C7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6.14021" calcext:value-type="float">
            <text:p>1595969046.140210</text:p>
          </table:table-cell>
          <table:table-cell table:style-name="ce2" office:value-type="string" calcext:value-type="string">
            <text:p>2020-07-29 02:14:06.13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77]=&quot; Received on USB1: &quot;;&quot;MB&quot;;IF([.C7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6.14252" calcext:value-type="float">
            <text:p>1595969046.142520</text:p>
          </table:table-cell>
          <table:table-cell table:style-name="ce2" office:value-type="string" calcext:value-type="string">
            <text:p>2020-07-29 02:14:06.14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5</text:p>
          </table:table-cell>
          <table:table-cell table:formula="of:=IF([.C78]=&quot; Received on USB1: &quot;;&quot;MB&quot;;IF([.C7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7.35885" calcext:value-type="float">
            <text:p>1595969047.358850</text:p>
          </table:table-cell>
          <table:table-cell table:style-name="ce2" office:value-type="string" calcext:value-type="string">
            <text:p>2020-07-29 02:14:07.35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79]=&quot; Received on USB1: &quot;;&quot;MB&quot;;IF([.C7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7.36143" calcext:value-type="float">
            <text:p>1595969047.361430</text:p>
          </table:table-cell>
          <table:table-cell table:style-name="ce2" office:value-type="string" calcext:value-type="string">
            <text:p>2020-07-29 02:14:07.36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80]=&quot; Received on USB1: &quot;;&quot;MB&quot;;IF([.C8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8.39002" calcext:value-type="float">
            <text:p>1595969048.390020</text:p>
          </table:table-cell>
          <table:table-cell table:style-name="ce2" office:value-type="string" calcext:value-type="string">
            <text:p>2020-07-29 02:14:08.38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81]=&quot; Received on USB1: &quot;;&quot;MB&quot;;IF([.C8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8.39232" calcext:value-type="float">
            <text:p>1595969048.392320</text:p>
          </table:table-cell>
          <table:table-cell table:style-name="ce2" office:value-type="string" calcext:value-type="string">
            <text:p>2020-07-29 02:14:08.39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82]=&quot; Received on USB1: &quot;;&quot;MB&quot;;IF([.C8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49.42128" calcext:value-type="float">
            <text:p>1595969049.421280</text:p>
          </table:table-cell>
          <table:table-cell table:style-name="ce2" office:value-type="string" calcext:value-type="string">
            <text:p>2020-07-29 02:14:09.42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83]=&quot; Received on USB1: &quot;;&quot;MB&quot;;IF([.C8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49.42358" calcext:value-type="float">
            <text:p>1595969049.423580</text:p>
          </table:table-cell>
          <table:table-cell table:style-name="ce2" office:value-type="string" calcext:value-type="string">
            <text:p>2020-07-29 02:14:09.42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84]=&quot; Received on USB1: &quot;;&quot;MB&quot;;IF([.C8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0.45223" calcext:value-type="float">
            <text:p>1595969050.452230</text:p>
          </table:table-cell>
          <table:table-cell table:style-name="ce2" office:value-type="string" calcext:value-type="string">
            <text:p>2020-07-29 02:14:10.452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85]=&quot; Received on USB1: &quot;;&quot;MB&quot;;IF([.C8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0.45449" calcext:value-type="float">
            <text:p>1595969050.454490</text:p>
          </table:table-cell>
          <table:table-cell table:style-name="ce2" office:value-type="string" calcext:value-type="string">
            <text:p>2020-07-29 02:14:10.45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86]=&quot; Received on USB1: &quot;;&quot;MB&quot;;IF([.C8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1.48609" calcext:value-type="float">
            <text:p>1595969051.486090</text:p>
          </table:table-cell>
          <table:table-cell table:style-name="ce2" office:value-type="string" calcext:value-type="string">
            <text:p>2020-07-29 02:14:11.48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87]=&quot; Received on USB1: &quot;;&quot;MB&quot;;IF([.C8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1.48846" calcext:value-type="float">
            <text:p>1595969051.488460</text:p>
          </table:table-cell>
          <table:table-cell table:style-name="ce2" office:value-type="string" calcext:value-type="string">
            <text:p>2020-07-29 02:14:11.48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88]=&quot; Received on USB1: &quot;;&quot;MB&quot;;IF([.C8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2.51724" calcext:value-type="float">
            <text:p>1595969052.517240</text:p>
          </table:table-cell>
          <table:table-cell table:style-name="ce2" office:value-type="string" calcext:value-type="string">
            <text:p>2020-07-29 02:14:12.51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89]=&quot; Received on USB1: &quot;;&quot;MB&quot;;IF([.C8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2.51976" calcext:value-type="float">
            <text:p>1595969052.519760</text:p>
          </table:table-cell>
          <table:table-cell table:style-name="ce2" office:value-type="string" calcext:value-type="string">
            <text:p>2020-07-29 02:14:12.51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90]=&quot; Received on USB1: &quot;;&quot;MB&quot;;IF([.C9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3.5483" calcext:value-type="float">
            <text:p>1595969053.548300</text:p>
          </table:table-cell>
          <table:table-cell table:style-name="ce2" office:value-type="string" calcext:value-type="string">
            <text:p>2020-07-29 02:14:13.54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91]=&quot; Received on USB1: &quot;;&quot;MB&quot;;IF([.C9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3.55051" calcext:value-type="float">
            <text:p>1595969053.550510</text:p>
          </table:table-cell>
          <table:table-cell table:style-name="ce2" office:value-type="string" calcext:value-type="string">
            <text:p>2020-07-29 02:14:13.55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92]=&quot; Received on USB1: &quot;;&quot;MB&quot;;IF([.C9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4.58162" calcext:value-type="float">
            <text:p>1595969054.581620</text:p>
          </table:table-cell>
          <table:table-cell table:style-name="ce2" office:value-type="string" calcext:value-type="string">
            <text:p>2020-07-29 02:14:14.58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93]=&quot; Received on USB1: &quot;;&quot;MB&quot;;IF([.C9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4.58423" calcext:value-type="float">
            <text:p>1595969054.584230</text:p>
          </table:table-cell>
          <table:table-cell table:style-name="ce2" office:value-type="string" calcext:value-type="string">
            <text:p>2020-07-29 02:14:14.58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94]=&quot; Received on USB1: &quot;;&quot;MB&quot;;IF([.C9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5.61491" calcext:value-type="float">
            <text:p>1595969055.614910</text:p>
          </table:table-cell>
          <table:table-cell table:style-name="ce2" office:value-type="string" calcext:value-type="string">
            <text:p>2020-07-29 02:14:15.61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95]=&quot; Received on USB1: &quot;;&quot;MB&quot;;IF([.C9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5.61735" calcext:value-type="float">
            <text:p>1595969055.617350</text:p>
          </table:table-cell>
          <table:table-cell table:style-name="ce2" office:value-type="string" calcext:value-type="string">
            <text:p>2020-07-29 02:14:15.61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96]=&quot; Received on USB1: &quot;;&quot;MB&quot;;IF([.C9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6.64595" calcext:value-type="float">
            <text:p>1595969056.645950</text:p>
          </table:table-cell>
          <table:table-cell table:style-name="ce2" office:value-type="string" calcext:value-type="string">
            <text:p>2020-07-29 02:14:16.64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97]=&quot; Received on USB1: &quot;;&quot;MB&quot;;IF([.C9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6.64811" calcext:value-type="float">
            <text:p>1595969056.648110</text:p>
          </table:table-cell>
          <table:table-cell table:style-name="ce2" office:value-type="string" calcext:value-type="string">
            <text:p>2020-07-29 02:14:16.64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98]=&quot; Received on USB1: &quot;;&quot;MB&quot;;IF([.C9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7.67707" calcext:value-type="float">
            <text:p>1595969057.677070</text:p>
          </table:table-cell>
          <table:table-cell table:style-name="ce2" office:value-type="string" calcext:value-type="string">
            <text:p>2020-07-29 02:14:17.67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99]=&quot; Received on USB1: &quot;;&quot;MB&quot;;IF([.C9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7.67939" calcext:value-type="float">
            <text:p>1595969057.679390</text:p>
          </table:table-cell>
          <table:table-cell table:style-name="ce2" office:value-type="string" calcext:value-type="string">
            <text:p>2020-07-29 02:14:17.67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00]=&quot; Received on USB1: &quot;;&quot;MB&quot;;IF([.C10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8.71043" calcext:value-type="float">
            <text:p>1595969058.710430</text:p>
          </table:table-cell>
          <table:table-cell table:style-name="ce2" office:value-type="string" calcext:value-type="string">
            <text:p>2020-07-29 02:14:18.71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01]=&quot; Received on USB1: &quot;;&quot;MB&quot;;IF([.C10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8.71271" calcext:value-type="float">
            <text:p>1595969058.712710</text:p>
          </table:table-cell>
          <table:table-cell table:style-name="ce2" office:value-type="string" calcext:value-type="string">
            <text:p>2020-07-29 02:14:18.71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02]=&quot; Received on USB1: &quot;;&quot;MB&quot;;IF([.C10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59.74208" calcext:value-type="float">
            <text:p>1595969059.742080</text:p>
          </table:table-cell>
          <table:table-cell table:style-name="ce2" office:value-type="string" calcext:value-type="string">
            <text:p>2020-07-29 02:14:19.74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03]=&quot; Received on USB1: &quot;;&quot;MB&quot;;IF([.C10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59.74466" calcext:value-type="float">
            <text:p>1595969059.744660</text:p>
          </table:table-cell>
          <table:table-cell table:style-name="ce2" office:value-type="string" calcext:value-type="string">
            <text:p>2020-07-29 02:14:19.74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04]=&quot; Received on USB1: &quot;;&quot;MB&quot;;IF([.C10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0.7732" calcext:value-type="float">
            <text:p>1595969060.773200</text:p>
          </table:table-cell>
          <table:table-cell table:style-name="ce2" office:value-type="string" calcext:value-type="string">
            <text:p>2020-07-29 02:14:20.772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05]=&quot; Received on USB1: &quot;;&quot;MB&quot;;IF([.C10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0.77542" calcext:value-type="float">
            <text:p>1595969060.775420</text:p>
          </table:table-cell>
          <table:table-cell table:style-name="ce2" office:value-type="string" calcext:value-type="string">
            <text:p>2020-07-29 02:14:20.775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06]=&quot; Received on USB1: &quot;;&quot;MB&quot;;IF([.C10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1.80842" calcext:value-type="float">
            <text:p>1595969061.808420</text:p>
          </table:table-cell>
          <table:table-cell table:style-name="ce2" office:value-type="string" calcext:value-type="string">
            <text:p>2020-07-29 02:14:21.80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07]=&quot; Received on USB1: &quot;;&quot;MB&quot;;IF([.C10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1.81095" calcext:value-type="float">
            <text:p>1595969061.810950</text:p>
          </table:table-cell>
          <table:table-cell table:style-name="ce2" office:value-type="string" calcext:value-type="string">
            <text:p>2020-07-29 02:14:21.81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08]=&quot; Received on USB1: &quot;;&quot;MB&quot;;IF([.C10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2.84175" calcext:value-type="float">
            <text:p>1595969062.841750</text:p>
          </table:table-cell>
          <table:table-cell table:style-name="ce2" office:value-type="string" calcext:value-type="string">
            <text:p>2020-07-29 02:14:22.84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09]=&quot; Received on USB1: &quot;;&quot;MB&quot;;IF([.C10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2.84415" calcext:value-type="float">
            <text:p>1595969062.844150</text:p>
          </table:table-cell>
          <table:table-cell table:style-name="ce2" office:value-type="string" calcext:value-type="string">
            <text:p>2020-07-29 02:14:22.843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10]=&quot; Received on USB1: &quot;;&quot;MB&quot;;IF([.C11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3.87489" calcext:value-type="float">
            <text:p>1595969063.874890</text:p>
          </table:table-cell>
          <table:table-cell table:style-name="ce2" office:value-type="string" calcext:value-type="string">
            <text:p>2020-07-29 02:14:23.87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11]=&quot; Received on USB1: &quot;;&quot;MB&quot;;IF([.C11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3.87722" calcext:value-type="float">
            <text:p>1595969063.877220</text:p>
          </table:table-cell>
          <table:table-cell table:style-name="ce2" office:value-type="string" calcext:value-type="string">
            <text:p>2020-07-29 02:14:23.87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12]=&quot; Received on USB1: &quot;;&quot;MB&quot;;IF([.C11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4.92469" calcext:value-type="float">
            <text:p>1595969064.924690</text:p>
          </table:table-cell>
          <table:table-cell table:style-name="ce2" office:value-type="string" calcext:value-type="string">
            <text:p>2020-07-29 02:14:24.92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13]=&quot; Received on USB1: &quot;;&quot;MB&quot;;IF([.C11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4.92698" calcext:value-type="float">
            <text:p>1595969064.926980</text:p>
          </table:table-cell>
          <table:table-cell table:style-name="ce2" office:value-type="string" calcext:value-type="string">
            <text:p>2020-07-29 02:14:24.92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14]=&quot; Received on USB1: &quot;;&quot;MB&quot;;IF([.C11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5.95618" calcext:value-type="float">
            <text:p>1595969065.956180</text:p>
          </table:table-cell>
          <table:table-cell table:style-name="ce2" office:value-type="string" calcext:value-type="string">
            <text:p>2020-07-29 02:14:25.95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15]=&quot; Received on USB1: &quot;;&quot;MB&quot;;IF([.C11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5.95837" calcext:value-type="float">
            <text:p>1595969065.958370</text:p>
          </table:table-cell>
          <table:table-cell table:style-name="ce2" office:value-type="string" calcext:value-type="string">
            <text:p>2020-07-29 02:14:25.95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16]=&quot; Received on USB1: &quot;;&quot;MB&quot;;IF([.C11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6.98733" calcext:value-type="float">
            <text:p>1595969066.987330</text:p>
          </table:table-cell>
          <table:table-cell table:style-name="ce2" office:value-type="string" calcext:value-type="string">
            <text:p>2020-07-29 02:14:26.987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17]=&quot; Received on USB1: &quot;;&quot;MB&quot;;IF([.C11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6.98957" calcext:value-type="float">
            <text:p>1595969066.989570</text:p>
          </table:table-cell>
          <table:table-cell table:style-name="ce2" office:value-type="string" calcext:value-type="string">
            <text:p>2020-07-29 02:14:26.98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18]=&quot; Received on USB1: &quot;;&quot;MB&quot;;IF([.C11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8.01845" calcext:value-type="float">
            <text:p>1595969068.018450</text:p>
          </table:table-cell>
          <table:table-cell table:style-name="ce2" office:value-type="string" calcext:value-type="string">
            <text:p>2020-07-29 02:14:28.01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19]=&quot; Received on USB1: &quot;;&quot;MB&quot;;IF([.C11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8.02057" calcext:value-type="float">
            <text:p>1595969068.020570</text:p>
          </table:table-cell>
          <table:table-cell table:style-name="ce2" office:value-type="string" calcext:value-type="string">
            <text:p>2020-07-29 02:14:28.02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20]=&quot; Received on USB1: &quot;;&quot;MB&quot;;IF([.C12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69.0498" calcext:value-type="float">
            <text:p>1595969069.049800</text:p>
          </table:table-cell>
          <table:table-cell table:style-name="ce2" office:value-type="string" calcext:value-type="string">
            <text:p>2020-07-29 02:14:29.04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21]=&quot; Received on USB1: &quot;;&quot;MB&quot;;IF([.C12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69.05198" calcext:value-type="float">
            <text:p>1595969069.051980</text:p>
          </table:table-cell>
          <table:table-cell table:style-name="ce2" office:value-type="string" calcext:value-type="string">
            <text:p>2020-07-29 02:14:29.05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22]=&quot; Received on USB1: &quot;;&quot;MB&quot;;IF([.C12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0.08051" calcext:value-type="float">
            <text:p>1595969070.080510</text:p>
          </table:table-cell>
          <table:table-cell table:style-name="ce2" office:value-type="string" calcext:value-type="string">
            <text:p>2020-07-29 02:14:30.08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23]=&quot; Received on USB1: &quot;;&quot;MB&quot;;IF([.C12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0.08274" calcext:value-type="float">
            <text:p>1595969070.082740</text:p>
          </table:table-cell>
          <table:table-cell table:style-name="ce2" office:value-type="string" calcext:value-type="string">
            <text:p>2020-07-29 02:14:30.08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24]=&quot; Received on USB1: &quot;;&quot;MB&quot;;IF([.C12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1.11222" calcext:value-type="float">
            <text:p>1595969071.112220</text:p>
          </table:table-cell>
          <table:table-cell table:style-name="ce2" office:value-type="string" calcext:value-type="string">
            <text:p>2020-07-29 02:14:31.11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25]=&quot; Received on USB1: &quot;;&quot;MB&quot;;IF([.C12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1.11442" calcext:value-type="float">
            <text:p>1595969071.114420</text:p>
          </table:table-cell>
          <table:table-cell table:style-name="ce2" office:value-type="string" calcext:value-type="string">
            <text:p>2020-07-29 02:14:31.11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26]=&quot; Received on USB1: &quot;;&quot;MB&quot;;IF([.C12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2.14526" calcext:value-type="float">
            <text:p>1595969072.145260</text:p>
          </table:table-cell>
          <table:table-cell table:style-name="ce2" office:value-type="string" calcext:value-type="string">
            <text:p>2020-07-29 02:14:32.14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27]=&quot; Received on USB1: &quot;;&quot;MB&quot;;IF([.C12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2.14749" calcext:value-type="float">
            <text:p>1595969072.147490</text:p>
          </table:table-cell>
          <table:table-cell table:style-name="ce2" office:value-type="string" calcext:value-type="string">
            <text:p>2020-07-29 02:14:32.14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28]=&quot; Received on USB1: &quot;;&quot;MB&quot;;IF([.C12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3.17618" calcext:value-type="float">
            <text:p>1595969073.176180</text:p>
          </table:table-cell>
          <table:table-cell table:style-name="ce2" office:value-type="string" calcext:value-type="string">
            <text:p>2020-07-29 02:14:33.17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29]=&quot; Received on USB1: &quot;;&quot;MB&quot;;IF([.C12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3.17845" calcext:value-type="float">
            <text:p>1595969073.178450</text:p>
          </table:table-cell>
          <table:table-cell table:style-name="ce2" office:value-type="string" calcext:value-type="string">
            <text:p>2020-07-29 02:14:33.17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30]=&quot; Received on USB1: &quot;;&quot;MB&quot;;IF([.C13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4.2097" calcext:value-type="float">
            <text:p>1595969074.209700</text:p>
          </table:table-cell>
          <table:table-cell table:style-name="ce2" office:value-type="string" calcext:value-type="string">
            <text:p>2020-07-29 02:14:34.20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31]=&quot; Received on USB1: &quot;;&quot;MB&quot;;IF([.C13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4.21185" calcext:value-type="float">
            <text:p>1595969074.211850</text:p>
          </table:table-cell>
          <table:table-cell table:style-name="ce2" office:value-type="string" calcext:value-type="string">
            <text:p>2020-07-29 02:14:34.21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32]=&quot; Received on USB1: &quot;;&quot;MB&quot;;IF([.C13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5.24114" calcext:value-type="float">
            <text:p>1595969075.241140</text:p>
          </table:table-cell>
          <table:table-cell table:style-name="ce2" office:value-type="string" calcext:value-type="string">
            <text:p>2020-07-29 02:14:35.24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33]=&quot; Received on USB1: &quot;;&quot;MB&quot;;IF([.C13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5.24328" calcext:value-type="float">
            <text:p>1595969075.243280</text:p>
          </table:table-cell>
          <table:table-cell table:style-name="ce2" office:value-type="string" calcext:value-type="string">
            <text:p>2020-07-29 02:14:35.24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34]=&quot; Received on USB1: &quot;;&quot;MB&quot;;IF([.C13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6.27207" calcext:value-type="float">
            <text:p>1595969076.272070</text:p>
          </table:table-cell>
          <table:table-cell table:style-name="ce2" office:value-type="string" calcext:value-type="string">
            <text:p>2020-07-29 02:14:36.27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35]=&quot; Received on USB1: &quot;;&quot;MB&quot;;IF([.C13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6.27432" calcext:value-type="float">
            <text:p>1595969076.274320</text:p>
          </table:table-cell>
          <table:table-cell table:style-name="ce2" office:value-type="string" calcext:value-type="string">
            <text:p>2020-07-29 02:14:36.27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36]=&quot; Received on USB1: &quot;;&quot;MB&quot;;IF([.C13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7.33479" calcext:value-type="float">
            <text:p>1595969077.334790</text:p>
          </table:table-cell>
          <table:table-cell table:style-name="ce2" office:value-type="string" calcext:value-type="string">
            <text:p>2020-07-29 02:14:37.33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37]=&quot; Received on USB1: &quot;;&quot;MB&quot;;IF([.C13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7.3371" calcext:value-type="float">
            <text:p>1595969077.337100</text:p>
          </table:table-cell>
          <table:table-cell table:style-name="ce2" office:value-type="string" calcext:value-type="string">
            <text:p>2020-07-29 02:14:37.33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38]=&quot; Received on USB1: &quot;;&quot;MB&quot;;IF([.C13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8.55736" calcext:value-type="float">
            <text:p>1595969078.557360</text:p>
          </table:table-cell>
          <table:table-cell table:style-name="ce2" office:value-type="string" calcext:value-type="string">
            <text:p>2020-07-29 02:14:38.557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39]=&quot; Received on USB1: &quot;;&quot;MB&quot;;IF([.C13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8.55965" calcext:value-type="float">
            <text:p>1595969078.559650</text:p>
          </table:table-cell>
          <table:table-cell table:style-name="ce2" office:value-type="string" calcext:value-type="string">
            <text:p>2020-07-29 02:14:38.55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40]=&quot; Received on USB1: &quot;;&quot;MB&quot;;IF([.C14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79.58857" calcext:value-type="float">
            <text:p>1595969079.588570</text:p>
          </table:table-cell>
          <table:table-cell table:style-name="ce2" office:value-type="string" calcext:value-type="string">
            <text:p>2020-07-29 02:14:39.58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41]=&quot; Received on USB1: &quot;;&quot;MB&quot;;IF([.C14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79.5909" calcext:value-type="float">
            <text:p>1595969079.590900</text:p>
          </table:table-cell>
          <table:table-cell table:style-name="ce2" office:value-type="string" calcext:value-type="string">
            <text:p>2020-07-29 02:14:39.59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42]=&quot; Received on USB1: &quot;;&quot;MB&quot;;IF([.C14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0.62209" calcext:value-type="float">
            <text:p>1595969080.622090</text:p>
          </table:table-cell>
          <table:table-cell table:style-name="ce2" office:value-type="string" calcext:value-type="string">
            <text:p>2020-07-29 02:14:40.621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43]=&quot; Received on USB1: &quot;;&quot;MB&quot;;IF([.C14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0.62439" calcext:value-type="float">
            <text:p>1595969080.624390</text:p>
          </table:table-cell>
          <table:table-cell table:style-name="ce2" office:value-type="string" calcext:value-type="string">
            <text:p>2020-07-29 02:14:40.62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44]=&quot; Received on USB1: &quot;;&quot;MB&quot;;IF([.C14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1.65337" calcext:value-type="float">
            <text:p>1595969081.653370</text:p>
          </table:table-cell>
          <table:table-cell table:style-name="ce2" office:value-type="string" calcext:value-type="string">
            <text:p>2020-07-29 02:14:41.65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45]=&quot; Received on USB1: &quot;;&quot;MB&quot;;IF([.C14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1.65566" calcext:value-type="float">
            <text:p>1595969081.655660</text:p>
          </table:table-cell>
          <table:table-cell table:style-name="ce2" office:value-type="string" calcext:value-type="string">
            <text:p>2020-07-29 02:14:41.655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46]=&quot; Received on USB1: &quot;;&quot;MB&quot;;IF([.C14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2.68461" calcext:value-type="float">
            <text:p>1595969082.684610</text:p>
          </table:table-cell>
          <table:table-cell table:style-name="ce2" office:value-type="string" calcext:value-type="string">
            <text:p>2020-07-29 02:14:42.68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47]=&quot; Received on USB1: &quot;;&quot;MB&quot;;IF([.C14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2.68687" calcext:value-type="float">
            <text:p>1595969082.686870</text:p>
          </table:table-cell>
          <table:table-cell table:style-name="ce2" office:value-type="string" calcext:value-type="string">
            <text:p>2020-07-29 02:14:42.68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48]=&quot; Received on USB1: &quot;;&quot;MB&quot;;IF([.C14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3.71595" calcext:value-type="float">
            <text:p>1595969083.715950</text:p>
          </table:table-cell>
          <table:table-cell table:style-name="ce2" office:value-type="string" calcext:value-type="string">
            <text:p>2020-07-29 02:14:43.71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49]=&quot; Received on USB1: &quot;;&quot;MB&quot;;IF([.C14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3.71827" calcext:value-type="float">
            <text:p>1595969083.718270</text:p>
          </table:table-cell>
          <table:table-cell table:style-name="ce2" office:value-type="string" calcext:value-type="string">
            <text:p>2020-07-29 02:14:43.71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50]=&quot; Received on USB1: &quot;;&quot;MB&quot;;IF([.C15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4.74697" calcext:value-type="float">
            <text:p>1595969084.746970</text:p>
          </table:table-cell>
          <table:table-cell table:style-name="ce2" office:value-type="string" calcext:value-type="string">
            <text:p>2020-07-29 02:14:44.74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51]=&quot; Received on USB1: &quot;;&quot;MB&quot;;IF([.C15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4.74924" calcext:value-type="float">
            <text:p>1595969084.749240</text:p>
          </table:table-cell>
          <table:table-cell table:style-name="ce2" office:value-type="string" calcext:value-type="string">
            <text:p>2020-07-29 02:14:44.74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52]=&quot; Received on USB1: &quot;;&quot;MB&quot;;IF([.C15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5.77827" calcext:value-type="float">
            <text:p>1595969085.778270</text:p>
          </table:table-cell>
          <table:table-cell table:style-name="ce2" office:value-type="string" calcext:value-type="string">
            <text:p>2020-07-29 02:14:45.77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53]=&quot; Received on USB1: &quot;;&quot;MB&quot;;IF([.C15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5.78066" calcext:value-type="float">
            <text:p>1595969085.780660</text:p>
          </table:table-cell>
          <table:table-cell table:style-name="ce2" office:value-type="string" calcext:value-type="string">
            <text:p>2020-07-29 02:14:45.78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54]=&quot; Received on USB1: &quot;;&quot;MB&quot;;IF([.C15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6.80917" calcext:value-type="float">
            <text:p>1595969086.809170</text:p>
          </table:table-cell>
          <table:table-cell table:style-name="ce2" office:value-type="string" calcext:value-type="string">
            <text:p>2020-07-29 02:14:46.80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55]=&quot; Received on USB1: &quot;;&quot;MB&quot;;IF([.C15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6.81126" calcext:value-type="float">
            <text:p>1595969086.811260</text:p>
          </table:table-cell>
          <table:table-cell table:style-name="ce2" office:value-type="string" calcext:value-type="string">
            <text:p>2020-07-29 02:14:46.81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56]=&quot; Received on USB1: &quot;;&quot;MB&quot;;IF([.C15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7.84032" calcext:value-type="float">
            <text:p>1595969087.840320</text:p>
          </table:table-cell>
          <table:table-cell table:style-name="ce2" office:value-type="string" calcext:value-type="string">
            <text:p>2020-07-29 02:14:47.84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57]=&quot; Received on USB1: &quot;;&quot;MB&quot;;IF([.C15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7.84262" calcext:value-type="float">
            <text:p>1595969087.842620</text:p>
          </table:table-cell>
          <table:table-cell table:style-name="ce2" office:value-type="string" calcext:value-type="string">
            <text:p>2020-07-29 02:14:47.84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58]=&quot; Received on USB1: &quot;;&quot;MB&quot;;IF([.C15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8.87373" calcext:value-type="float">
            <text:p>1595969088.873730</text:p>
          </table:table-cell>
          <table:table-cell table:style-name="ce2" office:value-type="string" calcext:value-type="string">
            <text:p>2020-07-29 02:14:48.87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59]=&quot; Received on USB1: &quot;;&quot;MB&quot;;IF([.C15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8.8762" calcext:value-type="float">
            <text:p>1595969088.876200</text:p>
          </table:table-cell>
          <table:table-cell table:style-name="ce2" office:value-type="string" calcext:value-type="string">
            <text:p>2020-07-29 02:14:48.87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60]=&quot; Received on USB1: &quot;;&quot;MB&quot;;IF([.C16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89.90507" calcext:value-type="float">
            <text:p>1595969089.905070</text:p>
          </table:table-cell>
          <table:table-cell table:style-name="ce2" office:value-type="string" calcext:value-type="string">
            <text:p>2020-07-29 02:14:49.90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61]=&quot; Received on USB1: &quot;;&quot;MB&quot;;IF([.C16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89.90733" calcext:value-type="float">
            <text:p>1595969089.907330</text:p>
          </table:table-cell>
          <table:table-cell table:style-name="ce2" office:value-type="string" calcext:value-type="string">
            <text:p>2020-07-29 02:14:49.90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62]=&quot; Received on USB1: &quot;;&quot;MB&quot;;IF([.C16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0.93625" calcext:value-type="float">
            <text:p>1595969090.936250</text:p>
          </table:table-cell>
          <table:table-cell table:style-name="ce2" office:value-type="string" calcext:value-type="string">
            <text:p>2020-07-29 02:14:50.93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63]=&quot; Received on USB1: &quot;;&quot;MB&quot;;IF([.C16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0.93863" calcext:value-type="float">
            <text:p>1595969090.938630</text:p>
          </table:table-cell>
          <table:table-cell table:style-name="ce2" office:value-type="string" calcext:value-type="string">
            <text:p>2020-07-29 02:14:50.93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64]=&quot; Received on USB1: &quot;;&quot;MB&quot;;IF([.C16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1.96753" calcext:value-type="float">
            <text:p>1595969091.967530</text:p>
          </table:table-cell>
          <table:table-cell table:style-name="ce2" office:value-type="string" calcext:value-type="string">
            <text:p>2020-07-29 02:14:51.967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65]=&quot; Received on USB1: &quot;;&quot;MB&quot;;IF([.C16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1.96996" calcext:value-type="float">
            <text:p>1595969091.969960</text:p>
          </table:table-cell>
          <table:table-cell table:style-name="ce2" office:value-type="string" calcext:value-type="string">
            <text:p>2020-07-29 02:14:51.96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66]=&quot; Received on USB1: &quot;;&quot;MB&quot;;IF([.C16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2.99868" calcext:value-type="float">
            <text:p>1595969092.998680</text:p>
          </table:table-cell>
          <table:table-cell table:style-name="ce2" office:value-type="string" calcext:value-type="string">
            <text:p>2020-07-29 02:14:52.99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67]=&quot; Received on USB1: &quot;;&quot;MB&quot;;IF([.C16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3.00101" calcext:value-type="float">
            <text:p>1595969093.001010</text:p>
          </table:table-cell>
          <table:table-cell table:style-name="ce2" office:value-type="string" calcext:value-type="string">
            <text:p>2020-07-29 02:14:53.00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68]=&quot; Received on USB1: &quot;;&quot;MB&quot;;IF([.C16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4.02994" calcext:value-type="float">
            <text:p>1595969094.029940</text:p>
          </table:table-cell>
          <table:table-cell table:style-name="ce2" office:value-type="string" calcext:value-type="string">
            <text:p>2020-07-29 02:14:54.02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69]=&quot; Received on USB1: &quot;;&quot;MB&quot;;IF([.C16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4.03245" calcext:value-type="float">
            <text:p>1595969094.032450</text:p>
          </table:table-cell>
          <table:table-cell table:style-name="ce2" office:value-type="string" calcext:value-type="string">
            <text:p>2020-07-29 02:14:54.03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70]=&quot; Received on USB1: &quot;;&quot;MB&quot;;IF([.C17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5.06334" calcext:value-type="float">
            <text:p>1595969095.063340</text:p>
          </table:table-cell>
          <table:table-cell table:style-name="ce2" office:value-type="string" calcext:value-type="string">
            <text:p>2020-07-29 02:14:55.06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71]=&quot; Received on USB1: &quot;;&quot;MB&quot;;IF([.C17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5.06553" calcext:value-type="float">
            <text:p>1595969095.065530</text:p>
          </table:table-cell>
          <table:table-cell table:style-name="ce2" office:value-type="string" calcext:value-type="string">
            <text:p>2020-07-29 02:14:55.065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72]=&quot; Received on USB1: &quot;;&quot;MB&quot;;IF([.C17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6.09621" calcext:value-type="float">
            <text:p>1595969096.096210</text:p>
          </table:table-cell>
          <table:table-cell table:style-name="ce2" office:value-type="string" calcext:value-type="string">
            <text:p>2020-07-29 02:14:56.09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73]=&quot; Received on USB1: &quot;;&quot;MB&quot;;IF([.C17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6.09873" calcext:value-type="float">
            <text:p>1595969096.098730</text:p>
          </table:table-cell>
          <table:table-cell table:style-name="ce2" office:value-type="string" calcext:value-type="string">
            <text:p>2020-07-29 02:14:56.09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74]=&quot; Received on USB1: &quot;;&quot;MB&quot;;IF([.C17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7.12723" calcext:value-type="float">
            <text:p>1595969097.127230</text:p>
          </table:table-cell>
          <table:table-cell table:style-name="ce2" office:value-type="string" calcext:value-type="string">
            <text:p>2020-07-29 02:14:57.127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75]=&quot; Received on USB1: &quot;;&quot;MB&quot;;IF([.C17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7.12972" calcext:value-type="float">
            <text:p>1595969097.129720</text:p>
          </table:table-cell>
          <table:table-cell table:style-name="ce2" office:value-type="string" calcext:value-type="string">
            <text:p>2020-07-29 02:14:57.129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76]=&quot; Received on USB1: &quot;;&quot;MB&quot;;IF([.C17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8.16089" calcext:value-type="float">
            <text:p>1595969098.160890</text:p>
          </table:table-cell>
          <table:table-cell table:style-name="ce2" office:value-type="string" calcext:value-type="string">
            <text:p>2020-07-29 02:14:58.16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77]=&quot; Received on USB1: &quot;;&quot;MB&quot;;IF([.C17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8.163" calcext:value-type="float">
            <text:p>1595969098.163000</text:p>
          </table:table-cell>
          <table:table-cell table:style-name="ce2" office:value-type="string" calcext:value-type="string">
            <text:p>2020-07-29 02:14:58.16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78]=&quot; Received on USB1: &quot;;&quot;MB&quot;;IF([.C17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099.19414" calcext:value-type="float">
            <text:p>1595969099.194140</text:p>
          </table:table-cell>
          <table:table-cell table:style-name="ce2" office:value-type="string" calcext:value-type="string">
            <text:p>2020-07-29 02:14:59.19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79]=&quot; Received on USB1: &quot;;&quot;MB&quot;;IF([.C17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099.19639" calcext:value-type="float">
            <text:p>1595969099.196390</text:p>
          </table:table-cell>
          <table:table-cell table:style-name="ce2" office:value-type="string" calcext:value-type="string">
            <text:p>2020-07-29 02:14:59.19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80]=&quot; Received on USB1: &quot;;&quot;MB&quot;;IF([.C18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0.2253" calcext:value-type="float">
            <text:p>1595969100.225300</text:p>
          </table:table-cell>
          <table:table-cell table:style-name="ce2" office:value-type="string" calcext:value-type="string">
            <text:p>2020-07-29 02:15:00.22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81]=&quot; Received on USB1: &quot;;&quot;MB&quot;;IF([.C18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0.22743" calcext:value-type="float">
            <text:p>1595969100.227430</text:p>
          </table:table-cell>
          <table:table-cell table:style-name="ce2" office:value-type="string" calcext:value-type="string">
            <text:p>2020-07-29 02:15:00.22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82]=&quot; Received on USB1: &quot;;&quot;MB&quot;;IF([.C18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1.2565" calcext:value-type="float">
            <text:p>1595969101.256500</text:p>
          </table:table-cell>
          <table:table-cell table:style-name="ce2" office:value-type="string" calcext:value-type="string">
            <text:p>2020-07-29 02:15:01.25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83]=&quot; Received on USB1: &quot;;&quot;MB&quot;;IF([.C18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1.25878" calcext:value-type="float">
            <text:p>1595969101.258780</text:p>
          </table:table-cell>
          <table:table-cell table:style-name="ce2" office:value-type="string" calcext:value-type="string">
            <text:p>2020-07-29 02:15:01.25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84]=&quot; Received on USB1: &quot;;&quot;MB&quot;;IF([.C18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2.28783" calcext:value-type="float">
            <text:p>1595969102.287830</text:p>
          </table:table-cell>
          <table:table-cell table:style-name="ce2" office:value-type="string" calcext:value-type="string">
            <text:p>2020-07-29 02:15:02.287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85]=&quot; Received on USB1: &quot;;&quot;MB&quot;;IF([.C18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2.29021" calcext:value-type="float">
            <text:p>1595969102.290210</text:p>
          </table:table-cell>
          <table:table-cell table:style-name="ce2" office:value-type="string" calcext:value-type="string">
            <text:p>2020-07-29 02:15:02.29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86]=&quot; Received on USB1: &quot;;&quot;MB&quot;;IF([.C18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3.32331" calcext:value-type="float">
            <text:p>1595969103.323310</text:p>
          </table:table-cell>
          <table:table-cell table:style-name="ce2" office:value-type="string" calcext:value-type="string">
            <text:p>2020-07-29 02:15:03.32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87]=&quot; Received on USB1: &quot;;&quot;MB&quot;;IF([.C18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3.32555" calcext:value-type="float">
            <text:p>1595969103.325550</text:p>
          </table:table-cell>
          <table:table-cell table:style-name="ce2" office:value-type="string" calcext:value-type="string">
            <text:p>2020-07-29 02:15:03.325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88]=&quot; Received on USB1: &quot;;&quot;MB&quot;;IF([.C18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4.3545" calcext:value-type="float">
            <text:p>1595969104.354500</text:p>
          </table:table-cell>
          <table:table-cell table:style-name="ce2" office:value-type="string" calcext:value-type="string">
            <text:p>2020-07-29 02:15:04.35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89]=&quot; Received on USB1: &quot;;&quot;MB&quot;;IF([.C18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4.35679" calcext:value-type="float">
            <text:p>1595969104.356790</text:p>
          </table:table-cell>
          <table:table-cell table:style-name="ce2" office:value-type="string" calcext:value-type="string">
            <text:p>2020-07-29 02:15:04.35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90]=&quot; Received on USB1: &quot;;&quot;MB&quot;;IF([.C19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5.38576" calcext:value-type="float">
            <text:p>1595969105.385760</text:p>
          </table:table-cell>
          <table:table-cell table:style-name="ce2" office:value-type="string" calcext:value-type="string">
            <text:p>2020-07-29 02:15:05.38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91]=&quot; Received on USB1: &quot;;&quot;MB&quot;;IF([.C19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5.38801" calcext:value-type="float">
            <text:p>1595969105.388010</text:p>
          </table:table-cell>
          <table:table-cell table:style-name="ce2" office:value-type="string" calcext:value-type="string">
            <text:p>2020-07-29 02:15:05.38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192]=&quot; Received on USB1: &quot;;&quot;MB&quot;;IF([.C19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6.4165" calcext:value-type="float">
            <text:p>1595969106.416500</text:p>
          </table:table-cell>
          <table:table-cell table:style-name="ce2" office:value-type="string" calcext:value-type="string">
            <text:p>2020-07-29 02:15:06.41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193]=&quot; Received on USB1: &quot;;&quot;MB&quot;;IF([.C19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6.41874" calcext:value-type="float">
            <text:p>1595969106.418740</text:p>
          </table:table-cell>
          <table:table-cell table:style-name="ce2" office:value-type="string" calcext:value-type="string">
            <text:p>2020-07-29 02:15:06.41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194]=&quot; Received on USB1: &quot;;&quot;MB&quot;;IF([.C19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7.45001" calcext:value-type="float">
            <text:p>1595969107.450010</text:p>
          </table:table-cell>
          <table:table-cell table:style-name="ce2" office:value-type="string" calcext:value-type="string">
            <text:p>2020-07-29 02:15:07.44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195]=&quot; Received on USB1: &quot;;&quot;MB&quot;;IF([.C19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7.45213" calcext:value-type="float">
            <text:p>1595969107.452130</text:p>
          </table:table-cell>
          <table:table-cell table:style-name="ce2" office:value-type="string" calcext:value-type="string">
            <text:p>2020-07-29 02:15:07.45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196]=&quot; Received on USB1: &quot;;&quot;MB&quot;;IF([.C19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8.52927" calcext:value-type="float">
            <text:p>1595969108.529270</text:p>
          </table:table-cell>
          <table:table-cell table:style-name="ce2" office:value-type="string" calcext:value-type="string">
            <text:p>2020-07-29 02:15:08.52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197]=&quot; Received on USB1: &quot;;&quot;MB&quot;;IF([.C19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8.53155" calcext:value-type="float">
            <text:p>1595969108.531550</text:p>
          </table:table-cell>
          <table:table-cell table:style-name="ce2" office:value-type="string" calcext:value-type="string">
            <text:p>2020-07-29 02:15:08.53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198]=&quot; Received on USB1: &quot;;&quot;MB&quot;;IF([.C19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09.72694" calcext:value-type="float">
            <text:p>1595969109.726940</text:p>
          </table:table-cell>
          <table:table-cell table:style-name="ce2" office:value-type="string" calcext:value-type="string">
            <text:p>2020-07-29 02:15:09.72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199]=&quot; Received on USB1: &quot;;&quot;MB&quot;;IF([.C19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09.72917" calcext:value-type="float">
            <text:p>1595969109.729170</text:p>
          </table:table-cell>
          <table:table-cell table:style-name="ce2" office:value-type="string" calcext:value-type="string">
            <text:p>2020-07-29 02:15:09.72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00]=&quot; Received on USB1: &quot;;&quot;MB&quot;;IF([.C20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0.88943" calcext:value-type="float">
            <text:p>1595969110.889430</text:p>
          </table:table-cell>
          <table:table-cell table:style-name="ce2" office:value-type="string" calcext:value-type="string">
            <text:p>2020-07-29 02:15:10.88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01]=&quot; Received on USB1: &quot;;&quot;MB&quot;;IF([.C20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0.89171" calcext:value-type="float">
            <text:p>1595969110.891710</text:p>
          </table:table-cell>
          <table:table-cell table:style-name="ce2" office:value-type="string" calcext:value-type="string">
            <text:p>2020-07-29 02:15:10.89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02]=&quot; Received on USB1: &quot;;&quot;MB&quot;;IF([.C20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1.9207" calcext:value-type="float">
            <text:p>1595969111.920700</text:p>
          </table:table-cell>
          <table:table-cell table:style-name="ce2" office:value-type="string" calcext:value-type="string">
            <text:p>2020-07-29 02:15:11.92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03]=&quot; Received on USB1: &quot;;&quot;MB&quot;;IF([.C20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1.92286" calcext:value-type="float">
            <text:p>1595969111.922860</text:p>
          </table:table-cell>
          <table:table-cell table:style-name="ce2" office:value-type="string" calcext:value-type="string">
            <text:p>2020-07-29 02:15:11.92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04]=&quot; Received on USB1: &quot;;&quot;MB&quot;;IF([.C20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2.95612" calcext:value-type="float">
            <text:p>1595969112.956120</text:p>
          </table:table-cell>
          <table:table-cell table:style-name="ce2" office:value-type="string" calcext:value-type="string">
            <text:p>2020-07-29 02:15:12.95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05]=&quot; Received on USB1: &quot;;&quot;MB&quot;;IF([.C20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2.95853" calcext:value-type="float">
            <text:p>1595969112.958530</text:p>
          </table:table-cell>
          <table:table-cell table:style-name="ce2" office:value-type="string" calcext:value-type="string">
            <text:p>2020-07-29 02:15:12.95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06]=&quot; Received on USB1: &quot;;&quot;MB&quot;;IF([.C20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3.98731" calcext:value-type="float">
            <text:p>1595969113.987310</text:p>
          </table:table-cell>
          <table:table-cell table:style-name="ce2" office:value-type="string" calcext:value-type="string">
            <text:p>2020-07-29 02:15:13.98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07]=&quot; Received on USB1: &quot;;&quot;MB&quot;;IF([.C20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3.98983" calcext:value-type="float">
            <text:p>1595969113.989830</text:p>
          </table:table-cell>
          <table:table-cell table:style-name="ce2" office:value-type="string" calcext:value-type="string">
            <text:p>2020-07-29 02:15:13.98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08]=&quot; Received on USB1: &quot;;&quot;MB&quot;;IF([.C20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5.01851" calcext:value-type="float">
            <text:p>1595969115.018510</text:p>
          </table:table-cell>
          <table:table-cell table:style-name="ce2" office:value-type="string" calcext:value-type="string">
            <text:p>2020-07-29 02:15:15.01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09]=&quot; Received on USB1: &quot;;&quot;MB&quot;;IF([.C20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5.02077" calcext:value-type="float">
            <text:p>1595969115.020770</text:p>
          </table:table-cell>
          <table:table-cell table:style-name="ce2" office:value-type="string" calcext:value-type="string">
            <text:p>2020-07-29 02:15:15.02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10]=&quot; Received on USB1: &quot;;&quot;MB&quot;;IF([.C21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6.04939" calcext:value-type="float">
            <text:p>1595969116.049390</text:p>
          </table:table-cell>
          <table:table-cell table:style-name="ce2" office:value-type="string" calcext:value-type="string">
            <text:p>2020-07-29 02:15:16.04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11]=&quot; Received on USB1: &quot;;&quot;MB&quot;;IF([.C21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6.05165" calcext:value-type="float">
            <text:p>1595969116.051650</text:p>
          </table:table-cell>
          <table:table-cell table:style-name="ce2" office:value-type="string" calcext:value-type="string">
            <text:p>2020-07-29 02:15:16.05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12]=&quot; Received on USB1: &quot;;&quot;MB&quot;;IF([.C21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7.08059" calcext:value-type="float">
            <text:p>1595969117.080590</text:p>
          </table:table-cell>
          <table:table-cell table:style-name="ce2" office:value-type="string" calcext:value-type="string">
            <text:p>2020-07-29 02:15:17.08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13]=&quot; Received on USB1: &quot;;&quot;MB&quot;;IF([.C21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7.08281" calcext:value-type="float">
            <text:p>1595969117.082810</text:p>
          </table:table-cell>
          <table:table-cell table:style-name="ce2" office:value-type="string" calcext:value-type="string">
            <text:p>2020-07-29 02:15:17.08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14]=&quot; Received on USB1: &quot;;&quot;MB&quot;;IF([.C21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8.11219" calcext:value-type="float">
            <text:p>1595969118.112190</text:p>
          </table:table-cell>
          <table:table-cell table:style-name="ce2" office:value-type="string" calcext:value-type="string">
            <text:p>2020-07-29 02:15:18.11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15]=&quot; Received on USB1: &quot;;&quot;MB&quot;;IF([.C21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8.11463" calcext:value-type="float">
            <text:p>1595969118.114630</text:p>
          </table:table-cell>
          <table:table-cell table:style-name="ce2" office:value-type="string" calcext:value-type="string">
            <text:p>2020-07-29 02:15:18.11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16]=&quot; Received on USB1: &quot;;&quot;MB&quot;;IF([.C21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19.14508" calcext:value-type="float">
            <text:p>1595969119.145080</text:p>
          </table:table-cell>
          <table:table-cell table:style-name="ce2" office:value-type="string" calcext:value-type="string">
            <text:p>2020-07-29 02:15:19.14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17]=&quot; Received on USB1: &quot;;&quot;MB&quot;;IF([.C21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19.14727" calcext:value-type="float">
            <text:p>1595969119.147270</text:p>
          </table:table-cell>
          <table:table-cell table:style-name="ce2" office:value-type="string" calcext:value-type="string">
            <text:p>2020-07-29 02:15:19.14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18]=&quot; Received on USB1: &quot;;&quot;MB&quot;;IF([.C21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0.17645" calcext:value-type="float">
            <text:p>1595969120.176450</text:p>
          </table:table-cell>
          <table:table-cell table:style-name="ce2" office:value-type="string" calcext:value-type="string">
            <text:p>2020-07-29 02:15:20.176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19]=&quot; Received on USB1: &quot;;&quot;MB&quot;;IF([.C21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0.17902" calcext:value-type="float">
            <text:p>1595969120.179020</text:p>
          </table:table-cell>
          <table:table-cell table:style-name="ce2" office:value-type="string" calcext:value-type="string">
            <text:p>2020-07-29 02:15:20.17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20]=&quot; Received on USB1: &quot;;&quot;MB&quot;;IF([.C22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1.20984" calcext:value-type="float">
            <text:p>1595969121.209840</text:p>
          </table:table-cell>
          <table:table-cell table:style-name="ce2" office:value-type="string" calcext:value-type="string">
            <text:p>2020-07-29 02:15:21.20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21]=&quot; Received on USB1: &quot;;&quot;MB&quot;;IF([.C22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1.212" calcext:value-type="float">
            <text:p>1595969121.212000</text:p>
          </table:table-cell>
          <table:table-cell table:style-name="ce2" office:value-type="string" calcext:value-type="string">
            <text:p>2020-07-29 02:15:21.211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22]=&quot; Received on USB1: &quot;;&quot;MB&quot;;IF([.C22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2.24492" calcext:value-type="float">
            <text:p>1595969122.244920</text:p>
          </table:table-cell>
          <table:table-cell table:style-name="ce2" office:value-type="string" calcext:value-type="string">
            <text:p>2020-07-29 02:15:22.24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23]=&quot; Received on USB1: &quot;;&quot;MB&quot;;IF([.C22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2.24743" calcext:value-type="float">
            <text:p>1595969122.247430</text:p>
          </table:table-cell>
          <table:table-cell table:style-name="ce2" office:value-type="string" calcext:value-type="string">
            <text:p>2020-07-29 02:15:22.24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24]=&quot; Received on USB1: &quot;;&quot;MB&quot;;IF([.C22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3.28103" calcext:value-type="float">
            <text:p>1595969123.281030</text:p>
          </table:table-cell>
          <table:table-cell table:style-name="ce2" office:value-type="string" calcext:value-type="string">
            <text:p>2020-07-29 02:15:23.28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25]=&quot; Received on USB1: &quot;;&quot;MB&quot;;IF([.C22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3.28286" calcext:value-type="float">
            <text:p>1595969123.282860</text:p>
          </table:table-cell>
          <table:table-cell table:style-name="ce2" office:value-type="string" calcext:value-type="string">
            <text:p>2020-07-29 02:15:23.28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26]=&quot; Received on USB1: &quot;;&quot;MB&quot;;IF([.C22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4.31208" calcext:value-type="float">
            <text:p>1595969124.312080</text:p>
          </table:table-cell>
          <table:table-cell table:style-name="ce2" office:value-type="string" calcext:value-type="string">
            <text:p>2020-07-29 02:15:24.31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27]=&quot; Received on USB1: &quot;;&quot;MB&quot;;IF([.C22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4.31446" calcext:value-type="float">
            <text:p>1595969124.314460</text:p>
          </table:table-cell>
          <table:table-cell table:style-name="ce2" office:value-type="string" calcext:value-type="string">
            <text:p>2020-07-29 02:15:24.31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28]=&quot; Received on USB1: &quot;;&quot;MB&quot;;IF([.C22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5.34296" calcext:value-type="float">
            <text:p>1595969125.342960</text:p>
          </table:table-cell>
          <table:table-cell table:style-name="ce2" office:value-type="string" calcext:value-type="string">
            <text:p>2020-07-29 02:15:25.34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29]=&quot; Received on USB1: &quot;;&quot;MB&quot;;IF([.C22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5.34518" calcext:value-type="float">
            <text:p>1595969125.345180</text:p>
          </table:table-cell>
          <table:table-cell table:style-name="ce2" office:value-type="string" calcext:value-type="string">
            <text:p>2020-07-29 02:15:25.34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30]=&quot; Received on USB1: &quot;;&quot;MB&quot;;IF([.C23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6.37433" calcext:value-type="float">
            <text:p>1595969126.374330</text:p>
          </table:table-cell>
          <table:table-cell table:style-name="ce2" office:value-type="string" calcext:value-type="string">
            <text:p>2020-07-29 02:15:26.37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31]=&quot; Received on USB1: &quot;;&quot;MB&quot;;IF([.C23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6.37665" calcext:value-type="float">
            <text:p>1595969126.376650</text:p>
          </table:table-cell>
          <table:table-cell table:style-name="ce2" office:value-type="string" calcext:value-type="string">
            <text:p>2020-07-29 02:15:26.37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32]=&quot; Received on USB1: &quot;;&quot;MB&quot;;IF([.C23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7.40556" calcext:value-type="float">
            <text:p>1595969127.405560</text:p>
          </table:table-cell>
          <table:table-cell table:style-name="ce2" office:value-type="string" calcext:value-type="string">
            <text:p>2020-07-29 02:15:27.40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33]=&quot; Received on USB1: &quot;;&quot;MB&quot;;IF([.C23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7.40775" calcext:value-type="float">
            <text:p>1595969127.407750</text:p>
          </table:table-cell>
          <table:table-cell table:style-name="ce2" office:value-type="string" calcext:value-type="string">
            <text:p>2020-07-29 02:15:27.40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34]=&quot; Received on USB1: &quot;;&quot;MB&quot;;IF([.C23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8.43678" calcext:value-type="float">
            <text:p>1595969128.436780</text:p>
          </table:table-cell>
          <table:table-cell table:style-name="ce2" office:value-type="string" calcext:value-type="string">
            <text:p>2020-07-29 02:15:28.43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35]=&quot; Received on USB1: &quot;;&quot;MB&quot;;IF([.C23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8.43935" calcext:value-type="float">
            <text:p>1595969128.439350</text:p>
          </table:table-cell>
          <table:table-cell table:style-name="ce2" office:value-type="string" calcext:value-type="string">
            <text:p>2020-07-29 02:15:28.43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36]=&quot; Received on USB1: &quot;;&quot;MB&quot;;IF([.C23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29.46775" calcext:value-type="float">
            <text:p>1595969129.467750</text:p>
          </table:table-cell>
          <table:table-cell table:style-name="ce2" office:value-type="string" calcext:value-type="string">
            <text:p>2020-07-29 02:15:29.46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37]=&quot; Received on USB1: &quot;;&quot;MB&quot;;IF([.C23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29.47021" calcext:value-type="float">
            <text:p>1595969129.470210</text:p>
          </table:table-cell>
          <table:table-cell table:style-name="ce2" office:value-type="string" calcext:value-type="string">
            <text:p>2020-07-29 02:15:29.46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38]=&quot; Received on USB1: &quot;;&quot;MB&quot;;IF([.C23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0.50105" calcext:value-type="float">
            <text:p>1595969130.501050</text:p>
          </table:table-cell>
          <table:table-cell table:style-name="ce2" office:value-type="string" calcext:value-type="string">
            <text:p>2020-07-29 02:15:30.50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39]=&quot; Received on USB1: &quot;;&quot;MB&quot;;IF([.C23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0.5034" calcext:value-type="float">
            <text:p>1595969130.503400</text:p>
          </table:table-cell>
          <table:table-cell table:style-name="ce2" office:value-type="string" calcext:value-type="string">
            <text:p>2020-07-29 02:15:30.50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40]=&quot; Received on USB1: &quot;;&quot;MB&quot;;IF([.C24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1.53225" calcext:value-type="float">
            <text:p>1595969131.532250</text:p>
          </table:table-cell>
          <table:table-cell table:style-name="ce2" office:value-type="string" calcext:value-type="string">
            <text:p>2020-07-29 02:15:31.53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41]=&quot; Received on USB1: &quot;;&quot;MB&quot;;IF([.C24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1.53469" calcext:value-type="float">
            <text:p>1595969131.534690</text:p>
          </table:table-cell>
          <table:table-cell table:style-name="ce2" office:value-type="string" calcext:value-type="string">
            <text:p>2020-07-29 02:15:31.53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42]=&quot; Received on USB1: &quot;;&quot;MB&quot;;IF([.C24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2.56365" calcext:value-type="float">
            <text:p>1595969132.563650</text:p>
          </table:table-cell>
          <table:table-cell table:style-name="ce2" office:value-type="string" calcext:value-type="string">
            <text:p>2020-07-29 02:15:32.563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43]=&quot; Received on USB1: &quot;;&quot;MB&quot;;IF([.C24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2.5662" calcext:value-type="float">
            <text:p>1595969132.566200</text:p>
          </table:table-cell>
          <table:table-cell table:style-name="ce2" office:value-type="string" calcext:value-type="string">
            <text:p>2020-07-29 02:15:32.565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44]=&quot; Received on USB1: &quot;;&quot;MB&quot;;IF([.C24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3.59473" calcext:value-type="float">
            <text:p>1595969133.594730</text:p>
          </table:table-cell>
          <table:table-cell table:style-name="ce2" office:value-type="string" calcext:value-type="string">
            <text:p>2020-07-29 02:15:33.59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45]=&quot; Received on USB1: &quot;;&quot;MB&quot;;IF([.C24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3.59737" calcext:value-type="float">
            <text:p>1595969133.597370</text:p>
          </table:table-cell>
          <table:table-cell table:style-name="ce2" office:value-type="string" calcext:value-type="string">
            <text:p>2020-07-29 02:15:33.59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46]=&quot; Received on USB1: &quot;;&quot;MB&quot;;IF([.C24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4.626" calcext:value-type="float">
            <text:p>1595969134.626000</text:p>
          </table:table-cell>
          <table:table-cell table:style-name="ce2" office:value-type="string" calcext:value-type="string">
            <text:p>2020-07-29 02:15:34.625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47]=&quot; Received on USB1: &quot;;&quot;MB&quot;;IF([.C24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4.6282" calcext:value-type="float">
            <text:p>1595969134.628200</text:p>
          </table:table-cell>
          <table:table-cell table:style-name="ce2" office:value-type="string" calcext:value-type="string">
            <text:p>2020-07-29 02:15:34.628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48]=&quot; Received on USB1: &quot;;&quot;MB&quot;;IF([.C24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5.65735" calcext:value-type="float">
            <text:p>1595969135.657350</text:p>
          </table:table-cell>
          <table:table-cell table:style-name="ce2" office:value-type="string" calcext:value-type="string">
            <text:p>2020-07-29 02:15:35.65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49]=&quot; Received on USB1: &quot;;&quot;MB&quot;;IF([.C24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5.65993" calcext:value-type="float">
            <text:p>1595969135.659930</text:p>
          </table:table-cell>
          <table:table-cell table:style-name="ce2" office:value-type="string" calcext:value-type="string">
            <text:p>2020-07-29 02:15:35.65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50]=&quot; Received on USB1: &quot;;&quot;MB&quot;;IF([.C25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6.68844" calcext:value-type="float">
            <text:p>1595969136.688440</text:p>
          </table:table-cell>
          <table:table-cell table:style-name="ce2" office:value-type="string" calcext:value-type="string">
            <text:p>2020-07-29 02:15:36.68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51]=&quot; Received on USB1: &quot;;&quot;MB&quot;;IF([.C25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6.69072" calcext:value-type="float">
            <text:p>1595969136.690720</text:p>
          </table:table-cell>
          <table:table-cell table:style-name="ce2" office:value-type="string" calcext:value-type="string">
            <text:p>2020-07-29 02:15:36.69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52]=&quot; Received on USB1: &quot;;&quot;MB&quot;;IF([.C25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7.71942" calcext:value-type="float">
            <text:p>1595969137.719420</text:p>
          </table:table-cell>
          <table:table-cell table:style-name="ce2" office:value-type="string" calcext:value-type="string">
            <text:p>2020-07-29 02:15:37.71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53]=&quot; Received on USB1: &quot;;&quot;MB&quot;;IF([.C25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7.72178" calcext:value-type="float">
            <text:p>1595969137.721780</text:p>
          </table:table-cell>
          <table:table-cell table:style-name="ce2" office:value-type="string" calcext:value-type="string">
            <text:p>2020-07-29 02:15:37.72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54]=&quot; Received on USB1: &quot;;&quot;MB&quot;;IF([.C25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8.75078" calcext:value-type="float">
            <text:p>1595969138.750780</text:p>
          </table:table-cell>
          <table:table-cell table:style-name="ce2" office:value-type="string" calcext:value-type="string">
            <text:p>2020-07-29 02:15:38.75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55]=&quot; Received on USB1: &quot;;&quot;MB&quot;;IF([.C25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8.75323" calcext:value-type="float">
            <text:p>1595969138.753230</text:p>
          </table:table-cell>
          <table:table-cell table:style-name="ce2" office:value-type="string" calcext:value-type="string">
            <text:p>2020-07-29 02:15:38.75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56]=&quot; Received on USB1: &quot;;&quot;MB&quot;;IF([.C25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39.78217" calcext:value-type="float">
            <text:p>1595969139.782170</text:p>
          </table:table-cell>
          <table:table-cell table:style-name="ce2" office:value-type="string" calcext:value-type="string">
            <text:p>2020-07-29 02:15:39.78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57]=&quot; Received on USB1: &quot;;&quot;MB&quot;;IF([.C25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39.78476" calcext:value-type="float">
            <text:p>1595969139.784760</text:p>
          </table:table-cell>
          <table:table-cell table:style-name="ce2" office:value-type="string" calcext:value-type="string">
            <text:p>2020-07-29 02:15:39.78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58]=&quot; Received on USB1: &quot;;&quot;MB&quot;;IF([.C25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0.97388" calcext:value-type="float">
            <text:p>1595969140.973880</text:p>
          </table:table-cell>
          <table:table-cell table:style-name="ce2" office:value-type="string" calcext:value-type="string">
            <text:p>2020-07-29 02:15:40.97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59]=&quot; Received on USB1: &quot;;&quot;MB&quot;;IF([.C25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0.97616" calcext:value-type="float">
            <text:p>1595969140.976160</text:p>
          </table:table-cell>
          <table:table-cell table:style-name="ce2" office:value-type="string" calcext:value-type="string">
            <text:p>2020-07-29 02:15:40.97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60]=&quot; Received on USB1: &quot;;&quot;MB&quot;;IF([.C26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2.24637" calcext:value-type="float">
            <text:p>1595969142.246370</text:p>
          </table:table-cell>
          <table:table-cell table:style-name="ce2" office:value-type="string" calcext:value-type="string">
            <text:p>2020-07-29 02:15:42.24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61]=&quot; Received on USB1: &quot;;&quot;MB&quot;;IF([.C26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2.2487" calcext:value-type="float">
            <text:p>1595969142.248700</text:p>
          </table:table-cell>
          <table:table-cell table:style-name="ce2" office:value-type="string" calcext:value-type="string">
            <text:p>2020-07-29 02:15:42.24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62]=&quot; Received on USB1: &quot;;&quot;MB&quot;;IF([.C26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3.27791" calcext:value-type="float">
            <text:p>1595969143.277910</text:p>
          </table:table-cell>
          <table:table-cell table:style-name="ce2" office:value-type="string" calcext:value-type="string">
            <text:p>2020-07-29 02:15:43.27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63]=&quot; Received on USB1: &quot;;&quot;MB&quot;;IF([.C26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3.28002" calcext:value-type="float">
            <text:p>1595969143.280020</text:p>
          </table:table-cell>
          <table:table-cell table:style-name="ce2" office:value-type="string" calcext:value-type="string">
            <text:p>2020-07-29 02:15:43.27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64]=&quot; Received on USB1: &quot;;&quot;MB&quot;;IF([.C26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4.3089" calcext:value-type="float">
            <text:p>1595969144.308900</text:p>
          </table:table-cell>
          <table:table-cell table:style-name="ce2" office:value-type="string" calcext:value-type="string">
            <text:p>2020-07-29 02:15:44.30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65]=&quot; Received on USB1: &quot;;&quot;MB&quot;;IF([.C26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4.31117" calcext:value-type="float">
            <text:p>1595969144.311170</text:p>
          </table:table-cell>
          <table:table-cell table:style-name="ce2" office:value-type="string" calcext:value-type="string">
            <text:p>2020-07-29 02:15:44.31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66]=&quot; Received on USB1: &quot;;&quot;MB&quot;;IF([.C26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5.34006" calcext:value-type="float">
            <text:p>1595969145.340060</text:p>
          </table:table-cell>
          <table:table-cell table:style-name="ce2" office:value-type="string" calcext:value-type="string">
            <text:p>2020-07-29 02:15:45.33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67]=&quot; Received on USB1: &quot;;&quot;MB&quot;;IF([.C26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5.34238" calcext:value-type="float">
            <text:p>1595969145.342380</text:p>
          </table:table-cell>
          <table:table-cell table:style-name="ce2" office:value-type="string" calcext:value-type="string">
            <text:p>2020-07-29 02:15:45.34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68]=&quot; Received on USB1: &quot;;&quot;MB&quot;;IF([.C26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6.37095" calcext:value-type="float">
            <text:p>1595969146.370950</text:p>
          </table:table-cell>
          <table:table-cell table:style-name="ce2" office:value-type="string" calcext:value-type="string">
            <text:p>2020-07-29 02:15:46.37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69]=&quot; Received on USB1: &quot;;&quot;MB&quot;;IF([.C26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6.37318" calcext:value-type="float">
            <text:p>1595969146.373180</text:p>
          </table:table-cell>
          <table:table-cell table:style-name="ce2" office:value-type="string" calcext:value-type="string">
            <text:p>2020-07-29 02:15:46.37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70]=&quot; Received on USB1: &quot;;&quot;MB&quot;;IF([.C27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7.40242" calcext:value-type="float">
            <text:p>1595969147.402420</text:p>
          </table:table-cell>
          <table:table-cell table:style-name="ce2" office:value-type="string" calcext:value-type="string">
            <text:p>2020-07-29 02:15:47.40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71]=&quot; Received on USB1: &quot;;&quot;MB&quot;;IF([.C27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7.40476" calcext:value-type="float">
            <text:p>1595969147.404760</text:p>
          </table:table-cell>
          <table:table-cell table:style-name="ce2" office:value-type="string" calcext:value-type="string">
            <text:p>2020-07-29 02:15:47.40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72]=&quot; Received on USB1: &quot;;&quot;MB&quot;;IF([.C27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8.43374" calcext:value-type="float">
            <text:p>1595969148.433740</text:p>
          </table:table-cell>
          <table:table-cell table:style-name="ce2" office:value-type="string" calcext:value-type="string">
            <text:p>2020-07-29 02:15:48.43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73]=&quot; Received on USB1: &quot;;&quot;MB&quot;;IF([.C27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8.43632" calcext:value-type="float">
            <text:p>1595969148.436320</text:p>
          </table:table-cell>
          <table:table-cell table:style-name="ce2" office:value-type="string" calcext:value-type="string">
            <text:p>2020-07-29 02:15:48.43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74]=&quot; Received on USB1: &quot;;&quot;MB&quot;;IF([.C27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49.46501" calcext:value-type="float">
            <text:p>1595969149.465010</text:p>
          </table:table-cell>
          <table:table-cell table:style-name="ce2" office:value-type="string" calcext:value-type="string">
            <text:p>2020-07-29 02:15:49.46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75]=&quot; Received on USB1: &quot;;&quot;MB&quot;;IF([.C27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49.4676" calcext:value-type="float">
            <text:p>1595969149.467600</text:p>
          </table:table-cell>
          <table:table-cell table:style-name="ce2" office:value-type="string" calcext:value-type="string">
            <text:p>2020-07-29 02:15:49.467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76]=&quot; Received on USB1: &quot;;&quot;MB&quot;;IF([.C27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0.4979" calcext:value-type="float">
            <text:p>1595969150.497900</text:p>
          </table:table-cell>
          <table:table-cell table:style-name="ce2" office:value-type="string" calcext:value-type="string">
            <text:p>2020-07-29 02:15:50.497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277]=&quot; Received on USB1: &quot;;&quot;MB&quot;;IF([.C27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0.50037" calcext:value-type="float">
            <text:p>1595969150.500370</text:p>
          </table:table-cell>
          <table:table-cell table:style-name="ce2" office:value-type="string" calcext:value-type="string">
            <text:p>2020-07-29 02:15:50.50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278]=&quot; Received on USB1: &quot;;&quot;MB&quot;;IF([.C27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1.52947" calcext:value-type="float">
            <text:p>1595969151.529470</text:p>
          </table:table-cell>
          <table:table-cell table:style-name="ce2" office:value-type="string" calcext:value-type="string">
            <text:p>2020-07-29 02:15:51.52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79]=&quot; Received on USB1: &quot;;&quot;MB&quot;;IF([.C27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1.53192" calcext:value-type="float">
            <text:p>1595969151.531920</text:p>
          </table:table-cell>
          <table:table-cell table:style-name="ce2" office:value-type="string" calcext:value-type="string">
            <text:p>2020-07-29 02:15:51.53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80]=&quot; Received on USB1: &quot;;&quot;MB&quot;;IF([.C28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2.56306" calcext:value-type="float">
            <text:p>1595969152.563060</text:p>
          </table:table-cell>
          <table:table-cell table:style-name="ce2" office:value-type="string" calcext:value-type="string">
            <text:p>2020-07-29 02:15:52.56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81]=&quot; Received on USB1: &quot;;&quot;MB&quot;;IF([.C28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2.56576" calcext:value-type="float">
            <text:p>1595969152.565760</text:p>
          </table:table-cell>
          <table:table-cell table:style-name="ce2" office:value-type="string" calcext:value-type="string">
            <text:p>2020-07-29 02:15:52.56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82]=&quot; Received on USB1: &quot;;&quot;MB&quot;;IF([.C28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3.594" calcext:value-type="float">
            <text:p>1595969153.594000</text:p>
          </table:table-cell>
          <table:table-cell table:style-name="ce2" office:value-type="string" calcext:value-type="string">
            <text:p>2020-07-29 02:15:53.59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83]=&quot; Received on USB1: &quot;;&quot;MB&quot;;IF([.C28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3.59629" calcext:value-type="float">
            <text:p>1595969153.596290</text:p>
          </table:table-cell>
          <table:table-cell table:style-name="ce2" office:value-type="string" calcext:value-type="string">
            <text:p>2020-07-29 02:15:53.59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84]=&quot; Received on USB1: &quot;;&quot;MB&quot;;IF([.C28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4.62525" calcext:value-type="float">
            <text:p>1595969154.625250</text:p>
          </table:table-cell>
          <table:table-cell table:style-name="ce2" office:value-type="string" calcext:value-type="string">
            <text:p>2020-07-29 02:15:54.62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85]=&quot; Received on USB1: &quot;;&quot;MB&quot;;IF([.C28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4.62771" calcext:value-type="float">
            <text:p>1595969154.627710</text:p>
          </table:table-cell>
          <table:table-cell table:style-name="ce2" office:value-type="string" calcext:value-type="string">
            <text:p>2020-07-29 02:15:54.62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86]=&quot; Received on USB1: &quot;;&quot;MB&quot;;IF([.C28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5.65613" calcext:value-type="float">
            <text:p>1595969155.656130</text:p>
          </table:table-cell>
          <table:table-cell table:style-name="ce2" office:value-type="string" calcext:value-type="string">
            <text:p>2020-07-29 02:15:55.65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87]=&quot; Received on USB1: &quot;;&quot;MB&quot;;IF([.C28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5.65847" calcext:value-type="float">
            <text:p>1595969155.658470</text:p>
          </table:table-cell>
          <table:table-cell table:style-name="ce2" office:value-type="string" calcext:value-type="string">
            <text:p>2020-07-29 02:15:55.65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88]=&quot; Received on USB1: &quot;;&quot;MB&quot;;IF([.C28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6.68736" calcext:value-type="float">
            <text:p>1595969156.687360</text:p>
          </table:table-cell>
          <table:table-cell table:style-name="ce2" office:value-type="string" calcext:value-type="string">
            <text:p>2020-07-29 02:15:56.68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89]=&quot; Received on USB1: &quot;;&quot;MB&quot;;IF([.C28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6.69002" calcext:value-type="float">
            <text:p>1595969156.690020</text:p>
          </table:table-cell>
          <table:table-cell table:style-name="ce2" office:value-type="string" calcext:value-type="string">
            <text:p>2020-07-29 02:15:56.68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90]=&quot; Received on USB1: &quot;;&quot;MB&quot;;IF([.C29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7.71876" calcext:value-type="float">
            <text:p>1595969157.718760</text:p>
          </table:table-cell>
          <table:table-cell table:style-name="ce2" office:value-type="string" calcext:value-type="string">
            <text:p>2020-07-29 02:15:57.71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91]=&quot; Received on USB1: &quot;;&quot;MB&quot;;IF([.C29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7.7212" calcext:value-type="float">
            <text:p>1595969157.721200</text:p>
          </table:table-cell>
          <table:table-cell table:style-name="ce2" office:value-type="string" calcext:value-type="string">
            <text:p>2020-07-29 02:15:57.72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92]=&quot; Received on USB1: &quot;;&quot;MB&quot;;IF([.C29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8.75216" calcext:value-type="float">
            <text:p>1595969158.752160</text:p>
          </table:table-cell>
          <table:table-cell table:style-name="ce2" office:value-type="string" calcext:value-type="string">
            <text:p>2020-07-29 02:15:58.75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93]=&quot; Received on USB1: &quot;;&quot;MB&quot;;IF([.C29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8.75446" calcext:value-type="float">
            <text:p>1595969158.754460</text:p>
          </table:table-cell>
          <table:table-cell table:style-name="ce2" office:value-type="string" calcext:value-type="string">
            <text:p>2020-07-29 02:15:58.75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94]=&quot; Received on USB1: &quot;;&quot;MB&quot;;IF([.C29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59.78336" calcext:value-type="float">
            <text:p>1595969159.783360</text:p>
          </table:table-cell>
          <table:table-cell table:style-name="ce2" office:value-type="string" calcext:value-type="string">
            <text:p>2020-07-29 02:15:59.78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95]=&quot; Received on USB1: &quot;;&quot;MB&quot;;IF([.C29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59.78592" calcext:value-type="float">
            <text:p>1595969159.785920</text:p>
          </table:table-cell>
          <table:table-cell table:style-name="ce2" office:value-type="string" calcext:value-type="string">
            <text:p>2020-07-29 02:15:59.78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96]=&quot; Received on USB1: &quot;;&quot;MB&quot;;IF([.C29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0.81464" calcext:value-type="float">
            <text:p>1595969160.814640</text:p>
          </table:table-cell>
          <table:table-cell table:style-name="ce2" office:value-type="string" calcext:value-type="string">
            <text:p>2020-07-29 02:16:00.81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97]=&quot; Received on USB1: &quot;;&quot;MB&quot;;IF([.C29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0.81687" calcext:value-type="float">
            <text:p>1595969160.816870</text:p>
          </table:table-cell>
          <table:table-cell table:style-name="ce2" office:value-type="string" calcext:value-type="string">
            <text:p>2020-07-29 02:16:00.81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298]=&quot; Received on USB1: &quot;;&quot;MB&quot;;IF([.C29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1.8458" calcext:value-type="float">
            <text:p>1595969161.845800</text:p>
          </table:table-cell>
          <table:table-cell table:style-name="ce2" office:value-type="string" calcext:value-type="string">
            <text:p>2020-07-29 02:16:01.84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299]=&quot; Received on USB1: &quot;;&quot;MB&quot;;IF([.C29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1.84833" calcext:value-type="float">
            <text:p>1595969161.848330</text:p>
          </table:table-cell>
          <table:table-cell table:style-name="ce2" office:value-type="string" calcext:value-type="string">
            <text:p>2020-07-29 02:16:01.84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00]=&quot; Received on USB1: &quot;;&quot;MB&quot;;IF([.C30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2.87901" calcext:value-type="float">
            <text:p>1595969162.879010</text:p>
          </table:table-cell>
          <table:table-cell table:style-name="ce2" office:value-type="string" calcext:value-type="string">
            <text:p>2020-07-29 02:16:02.87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01]=&quot; Received on USB1: &quot;;&quot;MB&quot;;IF([.C30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2.88128" calcext:value-type="float">
            <text:p>1595969162.881280</text:p>
          </table:table-cell>
          <table:table-cell table:style-name="ce2" office:value-type="string" calcext:value-type="string">
            <text:p>2020-07-29 02:16:02.88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02]=&quot; Received on USB1: &quot;;&quot;MB&quot;;IF([.C30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3.91251" calcext:value-type="float">
            <text:p>1595969163.912510</text:p>
          </table:table-cell>
          <table:table-cell table:style-name="ce2" office:value-type="string" calcext:value-type="string">
            <text:p>2020-07-29 02:16:03.91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03]=&quot; Received on USB1: &quot;;&quot;MB&quot;;IF([.C30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3.9149" calcext:value-type="float">
            <text:p>1595969163.914900</text:p>
          </table:table-cell>
          <table:table-cell table:style-name="ce2" office:value-type="string" calcext:value-type="string">
            <text:p>2020-07-29 02:16:03.91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04]=&quot; Received on USB1: &quot;;&quot;MB&quot;;IF([.C30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4.94559" calcext:value-type="float">
            <text:p>1595969164.945590</text:p>
          </table:table-cell>
          <table:table-cell table:style-name="ce2" office:value-type="string" calcext:value-type="string">
            <text:p>2020-07-29 02:16:04.94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05]=&quot; Received on USB1: &quot;;&quot;MB&quot;;IF([.C30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4.94805" calcext:value-type="float">
            <text:p>1595969164.948050</text:p>
          </table:table-cell>
          <table:table-cell table:style-name="ce2" office:value-type="string" calcext:value-type="string">
            <text:p>2020-07-29 02:16:04.94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06]=&quot; Received on USB1: &quot;;&quot;MB&quot;;IF([.C30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5.9786" calcext:value-type="float">
            <text:p>1595969165.978600</text:p>
          </table:table-cell>
          <table:table-cell table:style-name="ce2" office:value-type="string" calcext:value-type="string">
            <text:p>2020-07-29 02:16:05.97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07]=&quot; Received on USB1: &quot;;&quot;MB&quot;;IF([.C30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5.98117" calcext:value-type="float">
            <text:p>1595969165.981170</text:p>
          </table:table-cell>
          <table:table-cell table:style-name="ce2" office:value-type="string" calcext:value-type="string">
            <text:p>2020-07-29 02:16:05.98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08]=&quot; Received on USB1: &quot;;&quot;MB&quot;;IF([.C30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7.01189" calcext:value-type="float">
            <text:p>1595969167.011890</text:p>
          </table:table-cell>
          <table:table-cell table:style-name="ce2" office:value-type="string" calcext:value-type="string">
            <text:p>2020-07-29 02:16:07.01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09]=&quot; Received on USB1: &quot;;&quot;MB&quot;;IF([.C30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7.01398" calcext:value-type="float">
            <text:p>1595969167.013980</text:p>
          </table:table-cell>
          <table:table-cell table:style-name="ce2" office:value-type="string" calcext:value-type="string">
            <text:p>2020-07-29 02:16:07.01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10]=&quot; Received on USB1: &quot;;&quot;MB&quot;;IF([.C31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8.04299" calcext:value-type="float">
            <text:p>1595969168.042990</text:p>
          </table:table-cell>
          <table:table-cell table:style-name="ce2" office:value-type="string" calcext:value-type="string">
            <text:p>2020-07-29 02:16:08.04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11]=&quot; Received on USB1: &quot;;&quot;MB&quot;;IF([.C31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8.04518" calcext:value-type="float">
            <text:p>1595969168.045180</text:p>
          </table:table-cell>
          <table:table-cell table:style-name="ce2" office:value-type="string" calcext:value-type="string">
            <text:p>2020-07-29 02:16:08.04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12]=&quot; Received on USB1: &quot;;&quot;MB&quot;;IF([.C31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69.07621" calcext:value-type="float">
            <text:p>1595969169.076210</text:p>
          </table:table-cell>
          <table:table-cell table:style-name="ce2" office:value-type="string" calcext:value-type="string">
            <text:p>2020-07-29 02:16:09.07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13]=&quot; Received on USB1: &quot;;&quot;MB&quot;;IF([.C31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69.07848" calcext:value-type="float">
            <text:p>1595969169.078480</text:p>
          </table:table-cell>
          <table:table-cell table:style-name="ce2" office:value-type="string" calcext:value-type="string">
            <text:p>2020-07-29 02:16:09.07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14]=&quot; Received on USB1: &quot;;&quot;MB&quot;;IF([.C31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0.11002" calcext:value-type="float">
            <text:p>1595969170.110020</text:p>
          </table:table-cell>
          <table:table-cell table:style-name="ce2" office:value-type="string" calcext:value-type="string">
            <text:p>2020-07-29 02:16:10.10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15]=&quot; Received on USB1: &quot;;&quot;MB&quot;;IF([.C31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0.11254" calcext:value-type="float">
            <text:p>1595969170.112540</text:p>
          </table:table-cell>
          <table:table-cell table:style-name="ce2" office:value-type="string" calcext:value-type="string">
            <text:p>2020-07-29 02:16:10.11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16]=&quot; Received on USB1: &quot;;&quot;MB&quot;;IF([.C31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1.1411" calcext:value-type="float">
            <text:p>1595969171.141100</text:p>
          </table:table-cell>
          <table:table-cell table:style-name="ce2" office:value-type="string" calcext:value-type="string">
            <text:p>2020-07-29 02:16:11.14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17]=&quot; Received on USB1: &quot;;&quot;MB&quot;;IF([.C31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1.14387" calcext:value-type="float">
            <text:p>1595969171.143870</text:p>
          </table:table-cell>
          <table:table-cell table:style-name="ce2" office:value-type="string" calcext:value-type="string">
            <text:p>2020-07-29 02:16:11.14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18]=&quot; Received on USB1: &quot;;&quot;MB&quot;;IF([.C31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2.21994" calcext:value-type="float">
            <text:p>1595969172.219940</text:p>
          </table:table-cell>
          <table:table-cell table:style-name="ce2" office:value-type="string" calcext:value-type="string">
            <text:p>2020-07-29 02:16:12.21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19]=&quot; Received on USB1: &quot;;&quot;MB&quot;;IF([.C31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2.22244" calcext:value-type="float">
            <text:p>1595969172.222440</text:p>
          </table:table-cell>
          <table:table-cell table:style-name="ce2" office:value-type="string" calcext:value-type="string">
            <text:p>2020-07-29 02:16:12.22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20]=&quot; Received on USB1: &quot;;&quot;MB&quot;;IF([.C32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3.44317" calcext:value-type="float">
            <text:p>1595969173.443170</text:p>
          </table:table-cell>
          <table:table-cell table:style-name="ce2" office:value-type="string" calcext:value-type="string">
            <text:p>2020-07-29 02:16:13.44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21]=&quot; Received on USB1: &quot;;&quot;MB&quot;;IF([.C32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3.44572" calcext:value-type="float">
            <text:p>1595969173.445720</text:p>
          </table:table-cell>
          <table:table-cell table:style-name="ce2" office:value-type="string" calcext:value-type="string">
            <text:p>2020-07-29 02:16:13.44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22]=&quot; Received on USB1: &quot;;&quot;MB&quot;;IF([.C32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4.47432" calcext:value-type="float">
            <text:p>1595969174.474320</text:p>
          </table:table-cell>
          <table:table-cell table:style-name="ce2" office:value-type="string" calcext:value-type="string">
            <text:p>2020-07-29 02:16:14.474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323]=&quot; Received on USB1: &quot;;&quot;MB&quot;;IF([.C32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4.47666" calcext:value-type="float">
            <text:p>1595969174.476660</text:p>
          </table:table-cell>
          <table:table-cell table:style-name="ce2" office:value-type="string" calcext:value-type="string">
            <text:p>2020-07-29 02:16:14.476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324]=&quot; Received on USB1: &quot;;&quot;MB&quot;;IF([.C32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5.51005" calcext:value-type="float">
            <text:p>1595969175.510050</text:p>
          </table:table-cell>
          <table:table-cell table:style-name="ce2" office:value-type="string" calcext:value-type="string">
            <text:p>2020-07-29 02:16:15.509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325]=&quot; Received on USB1: &quot;;&quot;MB&quot;;IF([.C32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5.51239" calcext:value-type="float">
            <text:p>1595969175.512390</text:p>
          </table:table-cell>
          <table:table-cell table:style-name="ce2" office:value-type="string" calcext:value-type="string">
            <text:p>2020-07-29 02:16:15.51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326]=&quot; Received on USB1: &quot;;&quot;MB&quot;;IF([.C32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6.54102" calcext:value-type="float">
            <text:p>1595969176.541020</text:p>
          </table:table-cell>
          <table:table-cell table:style-name="ce2" office:value-type="string" calcext:value-type="string">
            <text:p>2020-07-29 02:16:16.54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27]=&quot; Received on USB1: &quot;;&quot;MB&quot;;IF([.C32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6.54349" calcext:value-type="float">
            <text:p>1595969176.543490</text:p>
          </table:table-cell>
          <table:table-cell table:style-name="ce2" office:value-type="string" calcext:value-type="string">
            <text:p>2020-07-29 02:16:16.54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28]=&quot; Received on USB1: &quot;;&quot;MB&quot;;IF([.C32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7.57186" calcext:value-type="float">
            <text:p>1595969177.571860</text:p>
          </table:table-cell>
          <table:table-cell table:style-name="ce2" office:value-type="string" calcext:value-type="string">
            <text:p>2020-07-29 02:16:17.57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29]=&quot; Received on USB1: &quot;;&quot;MB&quot;;IF([.C32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7.57424" calcext:value-type="float">
            <text:p>1595969177.574240</text:p>
          </table:table-cell>
          <table:table-cell table:style-name="ce2" office:value-type="string" calcext:value-type="string">
            <text:p>2020-07-29 02:16:17.57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30]=&quot; Received on USB1: &quot;;&quot;MB&quot;;IF([.C33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8.60289" calcext:value-type="float">
            <text:p>1595969178.602890</text:p>
          </table:table-cell>
          <table:table-cell table:style-name="ce2" office:value-type="string" calcext:value-type="string">
            <text:p>2020-07-29 02:16:18.60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31]=&quot; Received on USB1: &quot;;&quot;MB&quot;;IF([.C33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8.60527" calcext:value-type="float">
            <text:p>1595969178.605270</text:p>
          </table:table-cell>
          <table:table-cell table:style-name="ce2" office:value-type="string" calcext:value-type="string">
            <text:p>2020-07-29 02:16:18.60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32]=&quot; Received on USB1: &quot;;&quot;MB&quot;;IF([.C33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79.63459" calcext:value-type="float">
            <text:p>1595969179.634590</text:p>
          </table:table-cell>
          <table:table-cell table:style-name="ce2" office:value-type="string" calcext:value-type="string">
            <text:p>2020-07-29 02:16:19.63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33]=&quot; Received on USB1: &quot;;&quot;MB&quot;;IF([.C33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79.63707" calcext:value-type="float">
            <text:p>1595969179.637070</text:p>
          </table:table-cell>
          <table:table-cell table:style-name="ce2" office:value-type="string" calcext:value-type="string">
            <text:p>2020-07-29 02:16:19.63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34]=&quot; Received on USB1: &quot;;&quot;MB&quot;;IF([.C33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0.66588" calcext:value-type="float">
            <text:p>1595969180.665880</text:p>
          </table:table-cell>
          <table:table-cell table:style-name="ce2" office:value-type="string" calcext:value-type="string">
            <text:p>2020-07-29 02:16:20.66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35]=&quot; Received on USB1: &quot;;&quot;MB&quot;;IF([.C33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0.66809" calcext:value-type="float">
            <text:p>1595969180.668090</text:p>
          </table:table-cell>
          <table:table-cell table:style-name="ce2" office:value-type="string" calcext:value-type="string">
            <text:p>2020-07-29 02:16:20.66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36]=&quot; Received on USB1: &quot;;&quot;MB&quot;;IF([.C33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1.69701" calcext:value-type="float">
            <text:p>1595969181.697010</text:p>
          </table:table-cell>
          <table:table-cell table:style-name="ce2" office:value-type="string" calcext:value-type="string">
            <text:p>2020-07-29 02:16:21.69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37]=&quot; Received on USB1: &quot;;&quot;MB&quot;;IF([.C33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1.69931" calcext:value-type="float">
            <text:p>1595969181.699310</text:p>
          </table:table-cell>
          <table:table-cell table:style-name="ce2" office:value-type="string" calcext:value-type="string">
            <text:p>2020-07-29 02:16:21.69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38]=&quot; Received on USB1: &quot;;&quot;MB&quot;;IF([.C33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2.72831" calcext:value-type="float">
            <text:p>1595969182.728310</text:p>
          </table:table-cell>
          <table:table-cell table:style-name="ce2" office:value-type="string" calcext:value-type="string">
            <text:p>2020-07-29 02:16:22.728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339]=&quot; Received on USB1: &quot;;&quot;MB&quot;;IF([.C33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2.7306" calcext:value-type="float">
            <text:p>1595969182.730600</text:p>
          </table:table-cell>
          <table:table-cell table:style-name="ce2" office:value-type="string" calcext:value-type="string">
            <text:p>2020-07-29 02:16:22.730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340]=&quot; Received on USB1: &quot;;&quot;MB&quot;;IF([.C34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3.75939" calcext:value-type="float">
            <text:p>1595969183.759390</text:p>
          </table:table-cell>
          <table:table-cell table:style-name="ce2" office:value-type="string" calcext:value-type="string">
            <text:p>2020-07-29 02:16:23.75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41]=&quot; Received on USB1: &quot;;&quot;MB&quot;;IF([.C34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3.76177" calcext:value-type="float">
            <text:p>1595969183.761770</text:p>
          </table:table-cell>
          <table:table-cell table:style-name="ce2" office:value-type="string" calcext:value-type="string">
            <text:p>2020-07-29 02:16:23.76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42]=&quot; Received on USB1: &quot;;&quot;MB&quot;;IF([.C34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4.79093" calcext:value-type="float">
            <text:p>1595969184.790930</text:p>
          </table:table-cell>
          <table:table-cell table:style-name="ce2" office:value-type="string" calcext:value-type="string">
            <text:p>2020-07-29 02:16:24.790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343]=&quot; Received on USB1: &quot;;&quot;MB&quot;;IF([.C34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4.79323" calcext:value-type="float">
            <text:p>1595969184.793230</text:p>
          </table:table-cell>
          <table:table-cell table:style-name="ce2" office:value-type="string" calcext:value-type="string">
            <text:p>2020-07-29 02:16:24.792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86</text:p>
          </table:table-cell>
          <table:table-cell table:formula="of:=IF([.C344]=&quot; Received on USB1: &quot;;&quot;MB&quot;;IF([.C34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5.82159" calcext:value-type="float">
            <text:p>1595969185.821590</text:p>
          </table:table-cell>
          <table:table-cell table:style-name="ce2" office:value-type="string" calcext:value-type="string">
            <text:p>2020-07-29 02:16:25.82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45]=&quot; Received on USB1: &quot;;&quot;MB&quot;;IF([.C34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5.82387" calcext:value-type="float">
            <text:p>1595969185.823870</text:p>
          </table:table-cell>
          <table:table-cell table:style-name="ce2" office:value-type="string" calcext:value-type="string">
            <text:p>2020-07-29 02:16:25.82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46]=&quot; Received on USB1: &quot;;&quot;MB&quot;;IF([.C34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6.85485" calcext:value-type="float">
            <text:p>1595969186.854850</text:p>
          </table:table-cell>
          <table:table-cell table:style-name="ce2" office:value-type="string" calcext:value-type="string">
            <text:p>2020-07-29 02:16:26.85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47]=&quot; Received on USB1: &quot;;&quot;MB&quot;;IF([.C34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6.85711" calcext:value-type="float">
            <text:p>1595969186.857110</text:p>
          </table:table-cell>
          <table:table-cell table:style-name="ce2" office:value-type="string" calcext:value-type="string">
            <text:p>2020-07-29 02:16:26.85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48]=&quot; Received on USB1: &quot;;&quot;MB&quot;;IF([.C34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7.88627" calcext:value-type="float">
            <text:p>1595969187.886270</text:p>
          </table:table-cell>
          <table:table-cell table:style-name="ce2" office:value-type="string" calcext:value-type="string">
            <text:p>2020-07-29 02:16:27.88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49]=&quot; Received on USB1: &quot;;&quot;MB&quot;;IF([.C34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7.88887" calcext:value-type="float">
            <text:p>1595969187.888870</text:p>
          </table:table-cell>
          <table:table-cell table:style-name="ce2" office:value-type="string" calcext:value-type="string">
            <text:p>2020-07-29 02:16:27.88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50]=&quot; Received on USB1: &quot;;&quot;MB&quot;;IF([.C35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8.91753" calcext:value-type="float">
            <text:p>1595969188.917530</text:p>
          </table:table-cell>
          <table:table-cell table:style-name="ce2" office:value-type="string" calcext:value-type="string">
            <text:p>2020-07-29 02:16:28.91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51]=&quot; Received on USB1: &quot;;&quot;MB&quot;;IF([.C35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8.91973" calcext:value-type="float">
            <text:p>1595969188.919730</text:p>
          </table:table-cell>
          <table:table-cell table:style-name="ce2" office:value-type="string" calcext:value-type="string">
            <text:p>2020-07-29 02:16:28.91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52]=&quot; Received on USB1: &quot;;&quot;MB&quot;;IF([.C35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89.95087" calcext:value-type="float">
            <text:p>1595969189.950870</text:p>
          </table:table-cell>
          <table:table-cell table:style-name="ce2" office:value-type="string" calcext:value-type="string">
            <text:p>2020-07-29 02:16:29.95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53]=&quot; Received on USB1: &quot;;&quot;MB&quot;;IF([.C35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89.95315" calcext:value-type="float">
            <text:p>1595969189.953150</text:p>
          </table:table-cell>
          <table:table-cell table:style-name="ce2" office:value-type="string" calcext:value-type="string">
            <text:p>2020-07-29 02:16:29.95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54]=&quot; Received on USB1: &quot;;&quot;MB&quot;;IF([.C35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0.98209" calcext:value-type="float">
            <text:p>1595969190.982090</text:p>
          </table:table-cell>
          <table:table-cell table:style-name="ce2" office:value-type="string" calcext:value-type="string">
            <text:p>2020-07-29 02:16:30.98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55]=&quot; Received on USB1: &quot;;&quot;MB&quot;;IF([.C35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0.98433" calcext:value-type="float">
            <text:p>1595969190.984330</text:p>
          </table:table-cell>
          <table:table-cell table:style-name="ce2" office:value-type="string" calcext:value-type="string">
            <text:p>2020-07-29 02:16:30.98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56]=&quot; Received on USB1: &quot;;&quot;MB&quot;;IF([.C35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2.01493" calcext:value-type="float">
            <text:p>1595969192.014930</text:p>
          </table:table-cell>
          <table:table-cell table:style-name="ce2" office:value-type="string" calcext:value-type="string">
            <text:p>2020-07-29 02:16:32.01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57]=&quot; Received on USB1: &quot;;&quot;MB&quot;;IF([.C35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2.01751" calcext:value-type="float">
            <text:p>1595969192.017510</text:p>
          </table:table-cell>
          <table:table-cell table:style-name="ce2" office:value-type="string" calcext:value-type="string">
            <text:p>2020-07-29 02:16:32.01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58]=&quot; Received on USB1: &quot;;&quot;MB&quot;;IF([.C35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3.04864" calcext:value-type="float">
            <text:p>1595969193.048640</text:p>
          </table:table-cell>
          <table:table-cell table:style-name="ce2" office:value-type="string" calcext:value-type="string">
            <text:p>2020-07-29 02:16:33.04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59]=&quot; Received on USB1: &quot;;&quot;MB&quot;;IF([.C35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3.05101" calcext:value-type="float">
            <text:p>1595969193.051010</text:p>
          </table:table-cell>
          <table:table-cell table:style-name="ce2" office:value-type="string" calcext:value-type="string">
            <text:p>2020-07-29 02:16:33.05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60]=&quot; Received on USB1: &quot;;&quot;MB&quot;;IF([.C36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4.07987" calcext:value-type="float">
            <text:p>1595969194.079870</text:p>
          </table:table-cell>
          <table:table-cell table:style-name="ce2" office:value-type="string" calcext:value-type="string">
            <text:p>2020-07-29 02:16:34.07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61]=&quot; Received on USB1: &quot;;&quot;MB&quot;;IF([.C36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4.0821" calcext:value-type="float">
            <text:p>1595969194.082100</text:p>
          </table:table-cell>
          <table:table-cell table:style-name="ce2" office:value-type="string" calcext:value-type="string">
            <text:p>2020-07-29 02:16:34.08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62]=&quot; Received on USB1: &quot;;&quot;MB&quot;;IF([.C36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5.11313" calcext:value-type="float">
            <text:p>1595969195.113130</text:p>
          </table:table-cell>
          <table:table-cell table:style-name="ce2" office:value-type="string" calcext:value-type="string">
            <text:p>2020-07-29 02:16:35.11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63]=&quot; Received on USB1: &quot;;&quot;MB&quot;;IF([.C36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5.11574" calcext:value-type="float">
            <text:p>1595969195.115740</text:p>
          </table:table-cell>
          <table:table-cell table:style-name="ce2" office:value-type="string" calcext:value-type="string">
            <text:p>2020-07-29 02:16:35.11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64]=&quot; Received on USB1: &quot;;&quot;MB&quot;;IF([.C36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6.14626" calcext:value-type="float">
            <text:p>1595969196.146260</text:p>
          </table:table-cell>
          <table:table-cell table:style-name="ce2" office:value-type="string" calcext:value-type="string">
            <text:p>2020-07-29 02:16:36.14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65]=&quot; Received on USB1: &quot;;&quot;MB&quot;;IF([.C36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6.14856" calcext:value-type="float">
            <text:p>1595969196.148560</text:p>
          </table:table-cell>
          <table:table-cell table:style-name="ce2" office:value-type="string" calcext:value-type="string">
            <text:p>2020-07-29 02:16:36.14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66]=&quot; Received on USB1: &quot;;&quot;MB&quot;;IF([.C36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7.17699" calcext:value-type="float">
            <text:p>1595969197.176990</text:p>
          </table:table-cell>
          <table:table-cell table:style-name="ce2" office:value-type="string" calcext:value-type="string">
            <text:p>2020-07-29 02:16:37.17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67]=&quot; Received on USB1: &quot;;&quot;MB&quot;;IF([.C36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7.17921" calcext:value-type="float">
            <text:p>1595969197.179210</text:p>
          </table:table-cell>
          <table:table-cell table:style-name="ce2" office:value-type="string" calcext:value-type="string">
            <text:p>2020-07-29 02:16:37.17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68]=&quot; Received on USB1: &quot;;&quot;MB&quot;;IF([.C36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8.20871" calcext:value-type="float">
            <text:p>1595969198.208710</text:p>
          </table:table-cell>
          <table:table-cell table:style-name="ce2" office:value-type="string" calcext:value-type="string">
            <text:p>2020-07-29 02:16:38.20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69]=&quot; Received on USB1: &quot;;&quot;MB&quot;;IF([.C36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8.21128" calcext:value-type="float">
            <text:p>1595969198.211280</text:p>
          </table:table-cell>
          <table:table-cell table:style-name="ce2" office:value-type="string" calcext:value-type="string">
            <text:p>2020-07-29 02:16:38.21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70]=&quot; Received on USB1: &quot;;&quot;MB&quot;;IF([.C37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199.24201" calcext:value-type="float">
            <text:p>1595969199.242010</text:p>
          </table:table-cell>
          <table:table-cell table:style-name="ce2" office:value-type="string" calcext:value-type="string">
            <text:p>2020-07-29 02:16:39.24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71]=&quot; Received on USB1: &quot;;&quot;MB&quot;;IF([.C37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199.24441" calcext:value-type="float">
            <text:p>1595969199.244410</text:p>
          </table:table-cell>
          <table:table-cell table:style-name="ce2" office:value-type="string" calcext:value-type="string">
            <text:p>2020-07-29 02:16:39.24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72]=&quot; Received on USB1: &quot;;&quot;MB&quot;;IF([.C37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0.27309" calcext:value-type="float">
            <text:p>1595969200.273090</text:p>
          </table:table-cell>
          <table:table-cell table:style-name="ce2" office:value-type="string" calcext:value-type="string">
            <text:p>2020-07-29 02:16:40.27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73]=&quot; Received on USB1: &quot;;&quot;MB&quot;;IF([.C37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0.27541" calcext:value-type="float">
            <text:p>1595969200.275410</text:p>
          </table:table-cell>
          <table:table-cell table:style-name="ce2" office:value-type="string" calcext:value-type="string">
            <text:p>2020-07-29 02:16:40.27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74]=&quot; Received on USB1: &quot;;&quot;MB&quot;;IF([.C37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1.30453" calcext:value-type="float">
            <text:p>1595969201.304530</text:p>
          </table:table-cell>
          <table:table-cell table:style-name="ce2" office:value-type="string" calcext:value-type="string">
            <text:p>2020-07-29 02:16:41.30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75]=&quot; Received on USB1: &quot;;&quot;MB&quot;;IF([.C37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1.30672" calcext:value-type="float">
            <text:p>1595969201.306720</text:p>
          </table:table-cell>
          <table:table-cell table:style-name="ce2" office:value-type="string" calcext:value-type="string">
            <text:p>2020-07-29 02:16:41.30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76]=&quot; Received on USB1: &quot;;&quot;MB&quot;;IF([.C37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2.33778" calcext:value-type="float">
            <text:p>1595969202.337780</text:p>
          </table:table-cell>
          <table:table-cell table:style-name="ce2" office:value-type="string" calcext:value-type="string">
            <text:p>2020-07-29 02:16:42.33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77]=&quot; Received on USB1: &quot;;&quot;MB&quot;;IF([.C37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2.34023" calcext:value-type="float">
            <text:p>1595969202.340230</text:p>
          </table:table-cell>
          <table:table-cell table:style-name="ce2" office:value-type="string" calcext:value-type="string">
            <text:p>2020-07-29 02:16:42.34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78]=&quot; Received on USB1: &quot;;&quot;MB&quot;;IF([.C37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3.36905" calcext:value-type="float">
            <text:p>1595969203.369050</text:p>
          </table:table-cell>
          <table:table-cell table:style-name="ce2" office:value-type="string" calcext:value-type="string">
            <text:p>2020-07-29 02:16:43.36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79]=&quot; Received on USB1: &quot;;&quot;MB&quot;;IF([.C37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3.37142" calcext:value-type="float">
            <text:p>1595969203.371420</text:p>
          </table:table-cell>
          <table:table-cell table:style-name="ce2" office:value-type="string" calcext:value-type="string">
            <text:p>2020-07-29 02:16:43.37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80]=&quot; Received on USB1: &quot;;&quot;MB&quot;;IF([.C38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4.61268" calcext:value-type="float">
            <text:p>1595969204.612680</text:p>
          </table:table-cell>
          <table:table-cell table:style-name="ce2" office:value-type="string" calcext:value-type="string">
            <text:p>2020-07-29 02:16:44.61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81]=&quot; Received on USB1: &quot;;&quot;MB&quot;;IF([.C38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4.615" calcext:value-type="float">
            <text:p>1595969204.615000</text:p>
          </table:table-cell>
          <table:table-cell table:style-name="ce2" office:value-type="string" calcext:value-type="string">
            <text:p>2020-07-29 02:16:44.61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82]=&quot; Received on USB1: &quot;;&quot;MB&quot;;IF([.C38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5.88759" calcext:value-type="float">
            <text:p>1595969205.887590</text:p>
          </table:table-cell>
          <table:table-cell table:style-name="ce2" office:value-type="string" calcext:value-type="string">
            <text:p>2020-07-29 02:16:45.88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83]=&quot; Received on USB1: &quot;;&quot;MB&quot;;IF([.C38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5.88993" calcext:value-type="float">
            <text:p>1595969205.889930</text:p>
          </table:table-cell>
          <table:table-cell table:style-name="ce2" office:value-type="string" calcext:value-type="string">
            <text:p>2020-07-29 02:16:45.88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84]=&quot; Received on USB1: &quot;;&quot;MB&quot;;IF([.C38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6.91879" calcext:value-type="float">
            <text:p>1595969206.918790</text:p>
          </table:table-cell>
          <table:table-cell table:style-name="ce2" office:value-type="string" calcext:value-type="string">
            <text:p>2020-07-29 02:16:46.91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85]=&quot; Received on USB1: &quot;;&quot;MB&quot;;IF([.C38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6.92108" calcext:value-type="float">
            <text:p>1595969206.921080</text:p>
          </table:table-cell>
          <table:table-cell table:style-name="ce2" office:value-type="string" calcext:value-type="string">
            <text:p>2020-07-29 02:16:46.92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86]=&quot; Received on USB1: &quot;;&quot;MB&quot;;IF([.C38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7.95021" calcext:value-type="float">
            <text:p>1595969207.950210</text:p>
          </table:table-cell>
          <table:table-cell table:style-name="ce2" office:value-type="string" calcext:value-type="string">
            <text:p>2020-07-29 02:16:47.94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87]=&quot; Received on USB1: &quot;;&quot;MB&quot;;IF([.C38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7.95274" calcext:value-type="float">
            <text:p>1595969207.952740</text:p>
          </table:table-cell>
          <table:table-cell table:style-name="ce2" office:value-type="string" calcext:value-type="string">
            <text:p>2020-07-29 02:16:47.95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88]=&quot; Received on USB1: &quot;;&quot;MB&quot;;IF([.C38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08.9813" calcext:value-type="float">
            <text:p>1595969208.981300</text:p>
          </table:table-cell>
          <table:table-cell table:style-name="ce2" office:value-type="string" calcext:value-type="string">
            <text:p>2020-07-29 02:16:48.98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89]=&quot; Received on USB1: &quot;;&quot;MB&quot;;IF([.C38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08.98377" calcext:value-type="float">
            <text:p>1595969208.983770</text:p>
          </table:table-cell>
          <table:table-cell table:style-name="ce2" office:value-type="string" calcext:value-type="string">
            <text:p>2020-07-29 02:16:48.98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90]=&quot; Received on USB1: &quot;;&quot;MB&quot;;IF([.C39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0.01218" calcext:value-type="float">
            <text:p>1595969210.012180</text:p>
          </table:table-cell>
          <table:table-cell table:style-name="ce2" office:value-type="string" calcext:value-type="string">
            <text:p>2020-07-29 02:16:50.01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91]=&quot; Received on USB1: &quot;;&quot;MB&quot;;IF([.C39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0.01486" calcext:value-type="float">
            <text:p>1595969210.014860</text:p>
          </table:table-cell>
          <table:table-cell table:style-name="ce2" office:value-type="string" calcext:value-type="string">
            <text:p>2020-07-29 02:16:50.01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92]=&quot; Received on USB1: &quot;;&quot;MB&quot;;IF([.C39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1.04349" calcext:value-type="float">
            <text:p>1595969211.043490</text:p>
          </table:table-cell>
          <table:table-cell table:style-name="ce2" office:value-type="string" calcext:value-type="string">
            <text:p>2020-07-29 02:16:51.04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93]=&quot; Received on USB1: &quot;;&quot;MB&quot;;IF([.C39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1.04578" calcext:value-type="float">
            <text:p>1595969211.045780</text:p>
          </table:table-cell>
          <table:table-cell table:style-name="ce2" office:value-type="string" calcext:value-type="string">
            <text:p>2020-07-29 02:16:51.04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94]=&quot; Received on USB1: &quot;;&quot;MB&quot;;IF([.C39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2.07427" calcext:value-type="float">
            <text:p>1595969212.074270</text:p>
          </table:table-cell>
          <table:table-cell table:style-name="ce2" office:value-type="string" calcext:value-type="string">
            <text:p>2020-07-29 02:16:52.07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95]=&quot; Received on USB1: &quot;;&quot;MB&quot;;IF([.C39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2.07652" calcext:value-type="float">
            <text:p>1595969212.076520</text:p>
          </table:table-cell>
          <table:table-cell table:style-name="ce2" office:value-type="string" calcext:value-type="string">
            <text:p>2020-07-29 02:16:52.07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96]=&quot; Received on USB1: &quot;;&quot;MB&quot;;IF([.C39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3.1061" calcext:value-type="float">
            <text:p>1595969213.106100</text:p>
          </table:table-cell>
          <table:table-cell table:style-name="ce2" office:value-type="string" calcext:value-type="string">
            <text:p>2020-07-29 02:16:53.10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97]=&quot; Received on USB1: &quot;;&quot;MB&quot;;IF([.C39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3.10836" calcext:value-type="float">
            <text:p>1595969213.108360</text:p>
          </table:table-cell>
          <table:table-cell table:style-name="ce2" office:value-type="string" calcext:value-type="string">
            <text:p>2020-07-29 02:16:53.10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398]=&quot; Received on USB1: &quot;;&quot;MB&quot;;IF([.C39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4.13688" calcext:value-type="float">
            <text:p>1595969214.136880</text:p>
          </table:table-cell>
          <table:table-cell table:style-name="ce2" office:value-type="string" calcext:value-type="string">
            <text:p>2020-07-29 02:16:54.13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399]=&quot; Received on USB1: &quot;;&quot;MB&quot;;IF([.C39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4.13907" calcext:value-type="float">
            <text:p>1595969214.139070</text:p>
          </table:table-cell>
          <table:table-cell table:style-name="ce2" office:value-type="string" calcext:value-type="string">
            <text:p>2020-07-29 02:16:54.13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00]=&quot; Received on USB1: &quot;;&quot;MB&quot;;IF([.C40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5.16807" calcext:value-type="float">
            <text:p>1595969215.168070</text:p>
          </table:table-cell>
          <table:table-cell table:style-name="ce2" office:value-type="string" calcext:value-type="string">
            <text:p>2020-07-29 02:16:55.16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01]=&quot; Received on USB1: &quot;;&quot;MB&quot;;IF([.C40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5.17028" calcext:value-type="float">
            <text:p>1595969215.170280</text:p>
          </table:table-cell>
          <table:table-cell table:style-name="ce2" office:value-type="string" calcext:value-type="string">
            <text:p>2020-07-29 02:16:55.17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02]=&quot; Received on USB1: &quot;;&quot;MB&quot;;IF([.C40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6.20136" calcext:value-type="float">
            <text:p>1595969216.201360</text:p>
          </table:table-cell>
          <table:table-cell table:style-name="ce2" office:value-type="string" calcext:value-type="string">
            <text:p>2020-07-29 02:16:56.20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03]=&quot; Received on USB1: &quot;;&quot;MB&quot;;IF([.C40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6.20382" calcext:value-type="float">
            <text:p>1595969216.203820</text:p>
          </table:table-cell>
          <table:table-cell table:style-name="ce2" office:value-type="string" calcext:value-type="string">
            <text:p>2020-07-29 02:16:56.20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04]=&quot; Received on USB1: &quot;;&quot;MB&quot;;IF([.C40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7.23474" calcext:value-type="float">
            <text:p>1595969217.234740</text:p>
          </table:table-cell>
          <table:table-cell table:style-name="ce2" office:value-type="string" calcext:value-type="string">
            <text:p>2020-07-29 02:16:57.234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05]=&quot; Received on USB1: &quot;;&quot;MB&quot;;IF([.C40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7.23732" calcext:value-type="float">
            <text:p>1595969217.237320</text:p>
          </table:table-cell>
          <table:table-cell table:style-name="ce2" office:value-type="string" calcext:value-type="string">
            <text:p>2020-07-29 02:16:57.23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06]=&quot; Received on USB1: &quot;;&quot;MB&quot;;IF([.C40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8.26825" calcext:value-type="float">
            <text:p>1595969218.268250</text:p>
          </table:table-cell>
          <table:table-cell table:style-name="ce2" office:value-type="string" calcext:value-type="string">
            <text:p>2020-07-29 02:16:58.26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07]=&quot; Received on USB1: &quot;;&quot;MB&quot;;IF([.C40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8.27066" calcext:value-type="float">
            <text:p>1595969218.270660</text:p>
          </table:table-cell>
          <table:table-cell table:style-name="ce2" office:value-type="string" calcext:value-type="string">
            <text:p>2020-07-29 02:16:58.27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08]=&quot; Received on USB1: &quot;;&quot;MB&quot;;IF([.C40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19.29943" calcext:value-type="float">
            <text:p>1595969219.299430</text:p>
          </table:table-cell>
          <table:table-cell table:style-name="ce2" office:value-type="string" calcext:value-type="string">
            <text:p>2020-07-29 02:16:59.29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09]=&quot; Received on USB1: &quot;;&quot;MB&quot;;IF([.C40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19.30194" calcext:value-type="float">
            <text:p>1595969219.301940</text:p>
          </table:table-cell>
          <table:table-cell table:style-name="ce2" office:value-type="string" calcext:value-type="string">
            <text:p>2020-07-29 02:16:59.30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10]=&quot; Received on USB1: &quot;;&quot;MB&quot;;IF([.C41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0.33251" calcext:value-type="float">
            <text:p>1595969220.332510</text:p>
          </table:table-cell>
          <table:table-cell table:style-name="ce2" office:value-type="string" calcext:value-type="string">
            <text:p>2020-07-29 02:17:00.33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11]=&quot; Received on USB1: &quot;;&quot;MB&quot;;IF([.C41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0.33509" calcext:value-type="float">
            <text:p>1595969220.335090</text:p>
          </table:table-cell>
          <table:table-cell table:style-name="ce2" office:value-type="string" calcext:value-type="string">
            <text:p>2020-07-29 02:17:00.33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12]=&quot; Received on USB1: &quot;;&quot;MB&quot;;IF([.C41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1.36379" calcext:value-type="float">
            <text:p>1595969221.363790</text:p>
          </table:table-cell>
          <table:table-cell table:style-name="ce2" office:value-type="string" calcext:value-type="string">
            <text:p>2020-07-29 02:17:01.36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13]=&quot; Received on USB1: &quot;;&quot;MB&quot;;IF([.C41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1.36626" calcext:value-type="float">
            <text:p>1595969221.366260</text:p>
          </table:table-cell>
          <table:table-cell table:style-name="ce2" office:value-type="string" calcext:value-type="string">
            <text:p>2020-07-29 02:17:01.36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14]=&quot; Received on USB1: &quot;;&quot;MB&quot;;IF([.C41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2.3972" calcext:value-type="float">
            <text:p>1595969222.397200</text:p>
          </table:table-cell>
          <table:table-cell table:style-name="ce2" office:value-type="string" calcext:value-type="string">
            <text:p>2020-07-29 02:17:02.39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15]=&quot; Received on USB1: &quot;;&quot;MB&quot;;IF([.C41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2.39956" calcext:value-type="float">
            <text:p>1595969222.399560</text:p>
          </table:table-cell>
          <table:table-cell table:style-name="ce2" office:value-type="string" calcext:value-type="string">
            <text:p>2020-07-29 02:17:02.39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16]=&quot; Received on USB1: &quot;;&quot;MB&quot;;IF([.C41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3.4286" calcext:value-type="float">
            <text:p>1595969223.428600</text:p>
          </table:table-cell>
          <table:table-cell table:style-name="ce2" office:value-type="string" calcext:value-type="string">
            <text:p>2020-07-29 02:17:03.42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17]=&quot; Received on USB1: &quot;;&quot;MB&quot;;IF([.C41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3.43096" calcext:value-type="float">
            <text:p>1595969223.430960</text:p>
          </table:table-cell>
          <table:table-cell table:style-name="ce2" office:value-type="string" calcext:value-type="string">
            <text:p>2020-07-29 02:17:03.43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18]=&quot; Received on USB1: &quot;;&quot;MB&quot;;IF([.C41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4.45968" calcext:value-type="float">
            <text:p>1595969224.459680</text:p>
          </table:table-cell>
          <table:table-cell table:style-name="ce2" office:value-type="string" calcext:value-type="string">
            <text:p>2020-07-29 02:17:04.45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19]=&quot; Received on USB1: &quot;;&quot;MB&quot;;IF([.C41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4.46188" calcext:value-type="float">
            <text:p>1595969224.461880</text:p>
          </table:table-cell>
          <table:table-cell table:style-name="ce2" office:value-type="string" calcext:value-type="string">
            <text:p>2020-07-29 02:17:04.461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20]=&quot; Received on USB1: &quot;;&quot;MB&quot;;IF([.C42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5.49305" calcext:value-type="float">
            <text:p>1595969225.493050</text:p>
          </table:table-cell>
          <table:table-cell table:style-name="ce2" office:value-type="string" calcext:value-type="string">
            <text:p>2020-07-29 02:17:05.49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21]=&quot; Received on USB1: &quot;;&quot;MB&quot;;IF([.C42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5.49533" calcext:value-type="float">
            <text:p>1595969225.495330</text:p>
          </table:table-cell>
          <table:table-cell table:style-name="ce2" office:value-type="string" calcext:value-type="string">
            <text:p>2020-07-29 02:17:05.49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22]=&quot; Received on USB1: &quot;;&quot;MB&quot;;IF([.C42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6.52597" calcext:value-type="float">
            <text:p>1595969226.525970</text:p>
          </table:table-cell>
          <table:table-cell table:style-name="ce2" office:value-type="string" calcext:value-type="string">
            <text:p>2020-07-29 02:17:06.52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23]=&quot; Received on USB1: &quot;;&quot;MB&quot;;IF([.C42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6.52816" calcext:value-type="float">
            <text:p>1595969226.528160</text:p>
          </table:table-cell>
          <table:table-cell table:style-name="ce2" office:value-type="string" calcext:value-type="string">
            <text:p>2020-07-29 02:17:06.52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24]=&quot; Received on USB1: &quot;;&quot;MB&quot;;IF([.C42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7.55752" calcext:value-type="float">
            <text:p>1595969227.557520</text:p>
          </table:table-cell>
          <table:table-cell table:style-name="ce2" office:value-type="string" calcext:value-type="string">
            <text:p>2020-07-29 02:17:07.55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25]=&quot; Received on USB1: &quot;;&quot;MB&quot;;IF([.C42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7.56005" calcext:value-type="float">
            <text:p>1595969227.560050</text:p>
          </table:table-cell>
          <table:table-cell table:style-name="ce2" office:value-type="string" calcext:value-type="string">
            <text:p>2020-07-29 02:17:07.55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26]=&quot; Received on USB1: &quot;;&quot;MB&quot;;IF([.C42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8.58887" calcext:value-type="float">
            <text:p>1595969228.588870</text:p>
          </table:table-cell>
          <table:table-cell table:style-name="ce2" office:value-type="string" calcext:value-type="string">
            <text:p>2020-07-29 02:17:08.58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27]=&quot; Received on USB1: &quot;;&quot;MB&quot;;IF([.C42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8.59117" calcext:value-type="float">
            <text:p>1595969228.591170</text:p>
          </table:table-cell>
          <table:table-cell table:style-name="ce2" office:value-type="string" calcext:value-type="string">
            <text:p>2020-07-29 02:17:08.590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28]=&quot; Received on USB1: &quot;;&quot;MB&quot;;IF([.C42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29.62006" calcext:value-type="float">
            <text:p>1595969229.620060</text:p>
          </table:table-cell>
          <table:table-cell table:style-name="ce2" office:value-type="string" calcext:value-type="string">
            <text:p>2020-07-29 02:17:09.61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29]=&quot; Received on USB1: &quot;;&quot;MB&quot;;IF([.C42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29.62232" calcext:value-type="float">
            <text:p>1595969229.622320</text:p>
          </table:table-cell>
          <table:table-cell table:style-name="ce2" office:value-type="string" calcext:value-type="string">
            <text:p>2020-07-29 02:17:09.62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30]=&quot; Received on USB1: &quot;;&quot;MB&quot;;IF([.C43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0.65095" calcext:value-type="float">
            <text:p>1595969230.650950</text:p>
          </table:table-cell>
          <table:table-cell table:style-name="ce2" office:value-type="string" calcext:value-type="string">
            <text:p>2020-07-29 02:17:10.65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31]=&quot; Received on USB1: &quot;;&quot;MB&quot;;IF([.C43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0.65348" calcext:value-type="float">
            <text:p>1595969230.653480</text:p>
          </table:table-cell>
          <table:table-cell table:style-name="ce2" office:value-type="string" calcext:value-type="string">
            <text:p>2020-07-29 02:17:10.65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32]=&quot; Received on USB1: &quot;;&quot;MB&quot;;IF([.C43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1.68212" calcext:value-type="float">
            <text:p>1595969231.682120</text:p>
          </table:table-cell>
          <table:table-cell table:style-name="ce2" office:value-type="string" calcext:value-type="string">
            <text:p>2020-07-29 02:17:11.68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33]=&quot; Received on USB1: &quot;;&quot;MB&quot;;IF([.C43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1.68451" calcext:value-type="float">
            <text:p>1595969231.684510</text:p>
          </table:table-cell>
          <table:table-cell table:style-name="ce2" office:value-type="string" calcext:value-type="string">
            <text:p>2020-07-29 02:17:11.68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34]=&quot; Received on USB1: &quot;;&quot;MB&quot;;IF([.C43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2.71356" calcext:value-type="float">
            <text:p>1595969232.713560</text:p>
          </table:table-cell>
          <table:table-cell table:style-name="ce2" office:value-type="string" calcext:value-type="string">
            <text:p>2020-07-29 02:17:12.71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35]=&quot; Received on USB1: &quot;;&quot;MB&quot;;IF([.C43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2.71582" calcext:value-type="float">
            <text:p>1595969232.715820</text:p>
          </table:table-cell>
          <table:table-cell table:style-name="ce2" office:value-type="string" calcext:value-type="string">
            <text:p>2020-07-29 02:17:12.71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36]=&quot; Received on USB1: &quot;;&quot;MB&quot;;IF([.C43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3.74678" calcext:value-type="float">
            <text:p>1595969233.746780</text:p>
          </table:table-cell>
          <table:table-cell table:style-name="ce2" office:value-type="string" calcext:value-type="string">
            <text:p>2020-07-29 02:17:13.74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37]=&quot; Received on USB1: &quot;;&quot;MB&quot;;IF([.C43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3.74941" calcext:value-type="float">
            <text:p>1595969233.749410</text:p>
          </table:table-cell>
          <table:table-cell table:style-name="ce2" office:value-type="string" calcext:value-type="string">
            <text:p>2020-07-29 02:17:13.74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38]=&quot; Received on USB1: &quot;;&quot;MB&quot;;IF([.C43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4.78013" calcext:value-type="float">
            <text:p>1595969234.780130</text:p>
          </table:table-cell>
          <table:table-cell table:style-name="ce2" office:value-type="string" calcext:value-type="string">
            <text:p>2020-07-29 02:17:14.779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39]=&quot; Received on USB1: &quot;;&quot;MB&quot;;IF([.C43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4.78238" calcext:value-type="float">
            <text:p>1595969234.782380</text:p>
          </table:table-cell>
          <table:table-cell table:style-name="ce2" office:value-type="string" calcext:value-type="string">
            <text:p>2020-07-29 02:17:14.78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40]=&quot; Received on USB1: &quot;;&quot;MB&quot;;IF([.C44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5.97175" calcext:value-type="float">
            <text:p>1595969235.971750</text:p>
          </table:table-cell>
          <table:table-cell table:style-name="ce2" office:value-type="string" calcext:value-type="string">
            <text:p>2020-07-29 02:17:15.97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41]=&quot; Received on USB1: &quot;;&quot;MB&quot;;IF([.C44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5.97404" calcext:value-type="float">
            <text:p>1595969235.974040</text:p>
          </table:table-cell>
          <table:table-cell table:style-name="ce2" office:value-type="string" calcext:value-type="string">
            <text:p>2020-07-29 02:17:15.97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42]=&quot; Received on USB1: &quot;;&quot;MB&quot;;IF([.C44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7.19039" calcext:value-type="float">
            <text:p>1595969237.190390</text:p>
          </table:table-cell>
          <table:table-cell table:style-name="ce2" office:value-type="string" calcext:value-type="string">
            <text:p>2020-07-29 02:17:17.19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43]=&quot; Received on USB1: &quot;;&quot;MB&quot;;IF([.C44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7.19278" calcext:value-type="float">
            <text:p>1595969237.192780</text:p>
          </table:table-cell>
          <table:table-cell table:style-name="ce2" office:value-type="string" calcext:value-type="string">
            <text:p>2020-07-29 02:17:17.192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44]=&quot; Received on USB1: &quot;;&quot;MB&quot;;IF([.C44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8.22152" calcext:value-type="float">
            <text:p>1595969238.221520</text:p>
          </table:table-cell>
          <table:table-cell table:style-name="ce2" office:value-type="string" calcext:value-type="string">
            <text:p>2020-07-29 02:17:18.221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45]=&quot; Received on USB1: &quot;;&quot;MB&quot;;IF([.C44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8.22394" calcext:value-type="float">
            <text:p>1595969238.223940</text:p>
          </table:table-cell>
          <table:table-cell table:style-name="ce2" office:value-type="string" calcext:value-type="string">
            <text:p>2020-07-29 02:17:18.22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46]=&quot; Received on USB1: &quot;;&quot;MB&quot;;IF([.C44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39.253" calcext:value-type="float">
            <text:p>1595969239.253000</text:p>
          </table:table-cell>
          <table:table-cell table:style-name="ce2" office:value-type="string" calcext:value-type="string">
            <text:p>2020-07-29 02:17:19.25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47]=&quot; Received on USB1: &quot;;&quot;MB&quot;;IF([.C44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39.25531" calcext:value-type="float">
            <text:p>1595969239.255310</text:p>
          </table:table-cell>
          <table:table-cell table:style-name="ce2" office:value-type="string" calcext:value-type="string">
            <text:p>2020-07-29 02:17:19.25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48]=&quot; Received on USB1: &quot;;&quot;MB&quot;;IF([.C44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0.28406" calcext:value-type="float">
            <text:p>1595969240.284060</text:p>
          </table:table-cell>
          <table:table-cell table:style-name="ce2" office:value-type="string" calcext:value-type="string">
            <text:p>2020-07-29 02:17:20.283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49]=&quot; Received on USB1: &quot;;&quot;MB&quot;;IF([.C44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0.28627" calcext:value-type="float">
            <text:p>1595969240.286270</text:p>
          </table:table-cell>
          <table:table-cell table:style-name="ce2" office:value-type="string" calcext:value-type="string">
            <text:p>2020-07-29 02:17:20.286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50]=&quot; Received on USB1: &quot;;&quot;MB&quot;;IF([.C45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1.31515" calcext:value-type="float">
            <text:p>1595969241.315150</text:p>
          </table:table-cell>
          <table:table-cell table:style-name="ce2" office:value-type="string" calcext:value-type="string">
            <text:p>2020-07-29 02:17:21.315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51]=&quot; Received on USB1: &quot;;&quot;MB&quot;;IF([.C45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1.31742" calcext:value-type="float">
            <text:p>1595969241.317420</text:p>
          </table:table-cell>
          <table:table-cell table:style-name="ce2" office:value-type="string" calcext:value-type="string">
            <text:p>2020-07-29 02:17:21.317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52]=&quot; Received on USB1: &quot;;&quot;MB&quot;;IF([.C45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2.34635" calcext:value-type="float">
            <text:p>1595969242.346350</text:p>
          </table:table-cell>
          <table:table-cell table:style-name="ce2" office:value-type="string" calcext:value-type="string">
            <text:p>2020-07-29 02:17:22.346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53]=&quot; Received on USB1: &quot;;&quot;MB&quot;;IF([.C45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2.34863" calcext:value-type="float">
            <text:p>1595969242.348630</text:p>
          </table:table-cell>
          <table:table-cell table:style-name="ce2" office:value-type="string" calcext:value-type="string">
            <text:p>2020-07-29 02:17:22.348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54]=&quot; Received on USB1: &quot;;&quot;MB&quot;;IF([.C45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3.37754" calcext:value-type="float">
            <text:p>1595969243.377540</text:p>
          </table:table-cell>
          <table:table-cell table:style-name="ce2" office:value-type="string" calcext:value-type="string">
            <text:p>2020-07-29 02:17:23.377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55]=&quot; Received on USB1: &quot;;&quot;MB&quot;;IF([.C455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3.37983" calcext:value-type="float">
            <text:p>1595969243.379830</text:p>
          </table:table-cell>
          <table:table-cell table:style-name="ce2" office:value-type="string" calcext:value-type="string">
            <text:p>2020-07-29 02:17:23.379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56]=&quot; Received on USB1: &quot;;&quot;MB&quot;;IF([.C456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4.41095" calcext:value-type="float">
            <text:p>1595969244.410950</text:p>
          </table:table-cell>
          <table:table-cell table:style-name="ce2" office:value-type="string" calcext:value-type="string">
            <text:p>2020-07-29 02:17:24.410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57]=&quot; Received on USB1: &quot;;&quot;MB&quot;;IF([.C457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4.41325" calcext:value-type="float">
            <text:p>1595969244.413250</text:p>
          </table:table-cell>
          <table:table-cell table:style-name="ce2" office:value-type="string" calcext:value-type="string">
            <text:p>2020-07-29 02:17:24.413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58]=&quot; Received on USB1: &quot;;&quot;MB&quot;;IF([.C458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5.44225" calcext:value-type="float">
            <text:p>1595969245.442250</text:p>
          </table:table-cell>
          <table:table-cell table:style-name="ce2" office:value-type="string" calcext:value-type="string">
            <text:p>2020-07-29 02:17:25.442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81</text:p>
          </table:table-cell>
          <table:table-cell table:formula="of:=IF([.C459]=&quot; Received on USB1: &quot;;&quot;MB&quot;;IF([.C459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5.44452" calcext:value-type="float">
            <text:p>1595969245.444520</text:p>
          </table:table-cell>
          <table:table-cell table:style-name="ce2" office:value-type="string" calcext:value-type="string">
            <text:p>2020-07-29 02:17:25.444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87</text:p>
          </table:table-cell>
          <table:table-cell table:formula="of:=IF([.C460]=&quot; Received on USB1: &quot;;&quot;MB&quot;;IF([.C460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47.81289" calcext:value-type="float">
            <text:p>1595969247.812890</text:p>
          </table:table-cell>
          <table:table-cell table:style-name="ce2" office:value-type="string" calcext:value-type="string">
            <text:p>2020-07-29 02:17:27.812</text:p>
          </table:table-cell>
          <table:table-cell office:value-type="string" calcext:value-type="string">
            <text:p><text:s/>Received on USB1: </text:p>
          </table:table-cell>
          <table:table-cell table:style-name="ce5" office:value-type="string" calcext:value-type="string">
            <text:p><text:s/>0x81</text:p>
          </table:table-cell>
          <table:table-cell table:formula="of:=IF([.C461]=&quot; Received on USB1: &quot;;&quot;MB&quot;;IF([.C461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47.81522" calcext:value-type="float">
            <text:p>1595969247.815220</text:p>
          </table:table-cell>
          <table:table-cell table:style-name="ce2" office:value-type="string" calcext:value-type="string">
            <text:p>2020-07-29 02:17:27.814</text:p>
          </table:table-cell>
          <table:table-cell office:value-type="string" calcext:value-type="string">
            <text:p><text:s/>Received on USB0: </text:p>
          </table:table-cell>
          <table:table-cell table:style-name="ce5" office:value-type="string" calcext:value-type="string">
            <text:p><text:s/>0x07</text:p>
          </table:table-cell>
          <table:table-cell table:formula="of:=IF([.C462]=&quot; Received on USB1: &quot;;&quot;MB&quot;;IF([.C462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50.39874" calcext:value-type="float">
            <text:p>1595969250.398740</text:p>
          </table:table-cell>
          <table:table-cell table:style-name="ce2" office:value-type="string" calcext:value-type="string">
            <text:p>2020-07-29 02:17:30.398</text:p>
          </table:table-cell>
          <table:table-cell office:value-type="string" calcext:value-type="string">
            <text:p><text:s/>Received on USB1: </text:p>
          </table:table-cell>
          <table:table-cell office:value-type="string" calcext:value-type="string">
            <text:p><text:s/>0x00</text:p>
          </table:table-cell>
          <table:table-cell table:formula="of:=IF([.C463]=&quot; Received on USB1: &quot;;&quot;MB&quot;;IF([.C463]=&quot; Received on USB0: &quot;;&quot;BALLAST&quot;;&quot;&quot;))" office:value-type="string" office:string-value="MB" calcext:value-type="string">
            <text:p>MB</text:p>
          </table:table-cell>
        </table:table-row>
        <table:table-row table:style-name="ro1">
          <table:table-cell office:value-type="float" office:value="1595969250.52613" calcext:value-type="float">
            <text:p>1595969250.526130</text:p>
          </table:table-cell>
          <table:table-cell table:style-name="ce2" office:value-type="string" calcext:value-type="string">
            <text:p>2020-07-29 02:17:30.525</text:p>
          </table:table-cell>
          <table:table-cell office:value-type="string" calcext:value-type="string">
            <text:p><text:s/>Received on USB0: </text:p>
          </table:table-cell>
          <table:table-cell office:value-type="string" calcext:value-type="string">
            <text:p><text:s/>0x00</text:p>
          </table:table-cell>
          <table:table-cell table:formula="of:=IF([.C464]=&quot; Received on USB1: &quot;;&quot;MB&quot;;IF([.C464]=&quot; Received on USB0: &quot;;&quot;BALLAST&quot;;&quot;&quot;))" office:value-type="string" office:string-value="BALLAST" calcext:value-type="string">
            <text:p>BALLAST</text:p>
          </table:table-cell>
        </table:table-row>
        <table:table-row table:style-name="ro1">
          <table:table-cell office:value-type="float" office:value="1595969260.68695" calcext:value-type="float">
            <text:p>1595969260.686950</text:p>
          </table:table-cell>
          <table:table-cell table:style-name="ce2" office:value-type="string" calcext:value-type="string">
            <text:p>2020-07-29 02:17:40.686</text:p>
          </table:table-cell>
          <table:table-cell office:value-type="string" calcext:value-type="string">
            <text:p><text:s/>Terminated by user</text:p>
          </table:table-cell>
          <table:table-cell/>
          <table:table-cell table:formula="of:=IF([.C465]=&quot; Received on USB1: &quot;;&quot;MB&quot;;IF([.C465]=&quot; Received on USB0: &quot;;&quot;BALLAST&quot;;&quot;&quot;))">
            <text:p/>
          </table:table-cell>
        </table:table-row>
        <table:table-row table:style-name="ro1">
          <table:table-cell office:value-type="float" office:value="1595969262.20744" calcext:value-type="float">
            <text:p>1595969262.207440</text:p>
          </table:table-cell>
          <table:table-cell table:style-name="ce2" office:value-type="string" calcext:value-type="string">
            <text:p>2020-07-29 02:17:42.207</text:p>
          </table:table-cell>
          <table:table-cell office:value-type="string" calcext:value-type="string">
            <text:p><text:s/>Terminated by user</text:p>
          </table:table-cell>
          <table:table-cell/>
          <table:table-cell table:formula="of:=IF([.C466]=&quot; Received on USB1: &quot;;&quot;MB&quot;;IF([.C466]=&quot; Received on USB0: &quot;;&quot;BALLAST&quot;;&quot;&quot;))">
            <text:p/>
          </table:table-cell>
        </table:table-row>
        <table:table-row table:style-name="ro1" table:number-rows-repeated="1048109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Sheet1.C1:Sheet1.C1048576">
            <calcext:condition calcext:apply-style-name="Untitled1" calcext:value="contains-text(&quot;USB0&quot;)" calcext:base-cell-address="Sheet1.C1"/>
          </calcext:conditional-format>
          <calcext:conditional-format calcext:target-range-address="Sheet1.E1:Sheet1.E1048576">
            <calcext:condition calcext:apply-style-name="Untitled1" calcext:value="=&quot;BALLAST&quot;" calcext:base-cell-address="Sheet1.E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D4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c2e0a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02:19:55.893773329</meta:creation-date>
    <dc:date>2020-07-29T02:48:08.147533504</dc:date>
    <meta:editing-duration>PT1M54S</meta:editing-duration>
    <meta:editing-cycles>1</meta:editing-cycles>
    <meta:document-statistic meta:table-count="1" meta:cell-count="2326" meta:object-count="0"/>
    <meta:generator>LibreOffice/6.0.7.3$Linux_X86_64 LibreOffice_project/00m0$Build-3</meta:generator>
  </office:meta>
</office:document-meta>
</file>